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9481" officeooo:paragraph-rsid="00159481"/>
    </style:style>
    <style:style style:name="P2" style:family="paragraph" style:parent-style-name="Standard">
      <style:text-properties officeooo:rsid="0038769e" officeooo:paragraph-rsid="0038769e"/>
    </style:style>
    <style:style style:name="P3" style:family="paragraph" style:parent-style-name="Standard">
      <style:text-properties officeooo:rsid="003b8328" officeooo:paragraph-rsid="003b8328"/>
    </style:style>
    <style:style style:name="P4" style:family="paragraph" style:parent-style-name="Standard">
      <style:text-properties officeooo:rsid="003b8328" officeooo:paragraph-rsid="003ca5eb"/>
    </style:style>
    <style:style style:name="P5" style:family="paragraph" style:parent-style-name="Heading_20_2">
      <style:text-properties officeooo:rsid="00159481" officeooo:paragraph-rsid="00159481"/>
    </style:style>
    <style:style style:name="P6" style:family="paragraph" style:parent-style-name="Text_20_body">
      <style:text-properties officeooo:rsid="00159481" officeooo:paragraph-rsid="00159481"/>
    </style:style>
    <style:style style:name="P7" style:family="paragraph" style:parent-style-name="Text_20_body">
      <style:text-properties officeooo:paragraph-rsid="00159481"/>
    </style:style>
    <style:style style:name="P8" style:family="paragraph" style:parent-style-name="Text_20_body">
      <style:text-properties officeooo:rsid="0038769e" officeooo:paragraph-rsid="0038769e"/>
    </style:style>
    <style:style style:name="P9" style:family="paragraph" style:parent-style-name="Text_20_body">
      <style:text-properties officeooo:rsid="003b8328" officeooo:paragraph-rsid="003ca5eb"/>
    </style:style>
    <style:style style:name="P10" style:family="paragraph" style:parent-style-name="Heading_20_3">
      <style:text-properties officeooo:rsid="00159481" officeooo:paragraph-rsid="00159481"/>
    </style:style>
    <style:style style:name="P11" style:family="paragraph" style:parent-style-name="Preformatted_20_Text">
      <style:text-properties officeooo:rsid="00159481" officeooo:paragraph-rsid="00159481"/>
    </style:style>
    <style:style style:name="P12" style:family="paragraph" style:parent-style-name="Preformatted_20_Text">
      <style:text-properties officeooo:rsid="0038769e" officeooo:paragraph-rsid="0038769e"/>
    </style:style>
    <style:style style:name="P13" style:family="paragraph" style:parent-style-name="Preformatted_20_Text">
      <style:text-properties officeooo:rsid="003b8328" officeooo:paragraph-rsid="003ca5eb"/>
    </style:style>
    <style:style style:name="P14" style:family="paragraph" style:parent-style-name="Preformatted_20_Text">
      <style:paragraph-properties fo:margin-top="0cm" fo:margin-bottom="0.499cm" loext:contextual-spacing="false"/>
    </style:style>
    <style:style style:name="P15" style:family="paragraph" style:parent-style-name="Standard">
      <style:text-properties officeooo:rsid="00159481" officeooo:paragraph-rsid="00159481"/>
    </style:style>
    <style:style style:name="P16" style:family="paragraph" style:parent-style-name="Standard">
      <style:text-properties fo:font-weight="bold" officeooo:rsid="00159481" officeooo:paragraph-rsid="00159481" style:font-weight-asian="bold" style:font-weight-complex="bold"/>
    </style:style>
    <style:style style:name="P17" style:family="paragraph" style:parent-style-name="Standard">
      <style:text-properties fo:font-weight="normal" officeooo:rsid="00159481" officeooo:paragraph-rsid="00159481" style:font-weight-asian="normal" style:font-weight-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text-properties officeooo:paragraph-rsid="00417860"/>
    </style:style>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style>
    <style:style style:name="T1" style:family="text">
      <style:text-properties officeooo:rsid="00159481"/>
    </style:style>
    <style:style style:name="T2" style:family="text">
      <style:text-properties officeooo:rsid="00316627"/>
    </style:style>
    <style:style style:name="T3" style:family="text">
      <style:text-properties officeooo:rsid="003ca5eb"/>
    </style:style>
    <style:style style:name="T4" style:family="text">
      <style:text-properties officeooo:rsid="003b8328"/>
    </style:style>
    <style:style style:name="T5"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ng new angular-tour-of-heroes</text:span><text:tab/>-<text:tab/>Create a new project named angular-tour-of-heroes with this CLI command</text:p>
      <text:p text:style-name="P1"/>
      <text:p text:style-name="P1">cd angular-tour-of-heroes</text:p>
      <text:p text:style-name="P1"/>
      <text:p text:style-name="P1"><text:span text:style-name="T5">ng serve --open</text:span><text:tab/><text:tab/>-<text:tab/>The --open flag opens a browser to http://localhost:4200/.</text:p>
      <text:p text:style-name="P1"/>
      <text:p text:style-name="P1"><text:span text:style-name="T5">ng serve --host 0.0.0.0 --port 3000</text:span><text:tab/>-<text:tab/>uses host and port param</text:p>
      <text:p text:style-name="P1"/>
      <text:p text:style-name="P1">The page you see is the application shell. The shell is controlled by an Angular component named AppComponent.</text:p>
      <text:p text:style-name="P1"/>
      <text:p text:style-name="P16">Components are the fundamental building blocks of Angular applications. They display data on the screen, listen for user input, and take action based on that input.</text:p>
      <text:p text:style-name="P1"/>
      <text:p text:style-name="P1">You'll find the implementation of the shell AppComponent distributed over three files:</text:p>
      <text:p text:style-name="P1"/>
      <text:p text:style-name="P1"><text:s text:c="4"/>app.component.ts— the component class code, written in TypeScript.</text:p>
      <text:p text:style-name="P1"><text:s text:c="4"/>app.component.html— the component template, written in HTML.</text:p>
      <text:p text:style-name="P1"><text:s text:c="4"/>app.component.css— the component's private CSS styles.</text:p>
      <text:p text:style-name="P1"/>
      <text:p text:style-name="P1">&lt;h1&gt;{{title}}&lt;/h1&gt; <text:tab/>-<text:tab/><text:span text:style-name="T5">The double curly braces are Angular's interpolation binding syntax.</text:span> This interpolation binding presents the component's title property value inside the HTML header tag.</text:p>
      <text:p text:style-name="P1"/>
      <text:p text:style-name="P1">Most apps strive for a consistent look across the application. The CLI generated an empty styles.css for this purpose. Put your application-wide styles there.</text:p>
      <text:p text:style-name="P1"/>
      <text:p text:style-name="P1"><text:span text:style-name="T5">ng generate component heroes</text:span><text:tab/>-<text:tab/>generate a new component named heroes</text:p>
      <text:p text:style-name="P1"/>
      <text:p text:style-name="P16">You always import the Component symbol from the Angular core library and annotate the component class with @Component.</text:p>
      <text:p text:style-name="P1"/>
      <text:p text:style-name="P16">@Component is a decorator function that specifies the Angular metadata for the component.</text:p>
      <text:p text:style-name="P1"/>
      <text:p text:style-name="P1">The CLI generated three metadata properties:</text:p>
      <text:p text:style-name="P1"/>
      <text:p text:style-name="P1"><text:s text:c="4"/><text:span text:style-name="T5">selector</text:span>— the component's CSS element selector</text:p>
      <text:p text:style-name="P1"><text:s text:c="4"/><text:span text:style-name="T5">templateUrl</text:span>— the location of the component's template file.</text:p>
      <text:p text:style-name="P1"><text:s text:c="4"/><text:span text:style-name="T5">styleUrls</text:span>— the location of the component's private CSS styles.</text:p>
      <text:p text:style-name="P1"/>
      <text:p text:style-name="P1">The CSS element selector, 'app-heroes', matches the name of the HTML element that identifies this component within a parent component's template.</text:p>
      <text:p text:style-name="P1"/>
      <text:p text:style-name="P16">The ngOnInit is a lifecycle hook Angular calls ngOnInit shortly after creating a component. It's a good place to put initialization logic.</text:p>
      <text:p text:style-name="P1"/>
      <text:p text:style-name="P1"><text:span text:style-name="T5">Always export the component class so you can import it elsewhere </text:span>... like in the AppModule.</text:p>
      <text:p text:style-name="P1"/>
      <text:p text:style-name="P1">hero = 'Windstorm';<text:tab/>-<text:tab/>Add hero property to the HeroesComponent for a hero named "Windstorm"</text:p>
      <text:p text:style-name="P1"/>
      <text:p text:style-name="P16"><text:soft-page-break/>To display the HeroesComponent, you must add it to the template of the shell AppComponent.</text:p>
      <text:p text:style-name="P1"/>
      <text:p text:style-name="P1"><text:span text:style-name="T5">Remember that app-heroes is the element selector for the HeroesComponent. </text:span>So add an &lt;app-heroes&gt; element to the AppComponent template file, just below the title. e.g., <text:tab/>&lt;app-heroes&gt;&lt;/app-heroes&gt;</text:p>
      <text:p text:style-name="P1"/>
      <text:p text:style-name="P1">export class Hero {</text:p>
      <text:p text:style-name="P1"><text:s text:c="2"/>id: number;</text:p>
      <text:p text:style-name="P1"><text:s text:c="2"/>name: string;</text:p>
      <text:p text:style-name="P1">}</text:p>
      <text:p text:style-name="P1"/>
      <text:p text:style-name="P1">hero: Hero = {</text:p>
      <text:p text:style-name="P1"><text:s text:c="4"/>id: 1,</text:p>
      <text:p text:style-name="P1"><text:s text:c="4"/>name: 'Windstorm'</text:p>
      <text:p text:style-name="P1"><text:s text:c="2"/>};</text:p>
      <text:p text:style-name="P1"/>
      <text:p text:style-name="P16">The page no longer displays properly because you changed the hero from a string to an object.</text:p>
      <text:p text:style-name="P1"/>
      <text:p text:style-name="P1"><text:span text:style-name="T5">Update the binding in the template to announce the hero's name and show both id and name</text:span> in a details layout like this:</text:p>
      <text:p text:style-name="P1"/>
      <text:p text:style-name="P1">&lt;h2&gt;{{ hero.name }} Details&lt;/h2&gt;</text:p>
      <text:p text:style-name="P1">&lt;div&gt;&lt;span&gt;id: &lt;/span&gt;{{hero.id}}&lt;/div&gt;</text:p>
      <text:p text:style-name="P1">&lt;div&gt;&lt;span&gt;name: &lt;/span&gt;{{hero.name}}&lt;/div&gt;</text:p>
      <text:p text:style-name="P1"/>
      <text:p text:style-name="P1">&lt;h2&gt;{{ hero.name | uppercase }} Details&lt;/h2&gt;<text:tab/>-<text:tab/><text:span text:style-name="T5">The word uppercase in the interpolation binding, right after the pipe operator ( | ), activates the built-in UppercasePipe.</text:span></text:p>
      <text:p text:style-name="P1"/>
      <text:p text:style-name="P1"><text:span text:style-name="T5">Pipes are a good way to format strings, currency amounts, dates and other display data.</text:span> Angular ships with several built-in pipes and you can create your own.</text:p>
      <text:p text:style-name="P1"/>
      <text:p text:style-name="P16">Users should be able to edit the hero name in an &lt;input&gt; textbox.</text:p>
      <text:p text:style-name="P1"/>
      <text:p text:style-name="P16">The textbox should both display the hero's name property and update that property as the user types. That means data flow from the component class out to the screen and from the screen back to the class.</text:p>
      <text:p text:style-name="P1"/>
      <text:p text:style-name="P16">To automate that data flow, setup a two-way data binding between the &lt;input&gt; form element and the hero.name property.</text:p>
      <text:p text:style-name="P1"/>
      <text:p text:style-name="P1">&lt;div&gt;</text:p>
      <text:p text:style-name="P1"><text:s text:c="4"/>&lt;label&gt;name:</text:p>
      <text:p text:style-name="P1"><text:s text:c="6"/>&lt;input [(ngModel)]="hero.name" placeholder="name"&gt;</text:p>
      <text:p text:style-name="P1"><text:s text:c="4"/>&lt;/label&gt;</text:p>
      <text:p text:style-name="P1">&lt;/div&gt;</text:p>
      <text:p text:style-name="P1"/>
      <text:p text:style-name="P1"><text:span text:style-name="T5">[(ngModel)] is Angular's two-way data binding syntax.</text:span> </text:p>
      <text:p text:style-name="P1"/>
      <text:p text:style-name="P16">Here it binds the hero.name property to the HTML textbox so that data can flow in both directions: from the hero.name property to the textbox, and from the textbox back to the hero.name.</text:p>
      <text:p text:style-name="P1"/>
      <text:p text:style-name="P16"><text:soft-page-break/>Although ngModel is a valid Angular directive, it isn't available by default.</text:p>
      <text:p text:style-name="P1"/>
      <text:p text:style-name="P16">It belongs to the optional FormsModule and you must opt-in to using it.</text:p>
      <text:p text:style-name="P1"/>
      <text:p text:style-name="P16">Angular needs to know how the pieces of your application fit together and what other files and libraries the app requires. This information is called metadata.</text:p>
      <text:p text:style-name="P1"/>
      <text:p text:style-name="P16">Some of the metadata is in the @Component decorators that you added to your component classes. Other critical metadata is in @NgModule decorators.</text:p>
      <text:p text:style-name="P1"/>
      <text:p text:style-name="P16">The most important @NgModule decorator annotates the top-level AppModule class.</text:p>
      <text:p text:style-name="P1"/>
      <text:p text:style-name="P16">The Angular CLI generated an AppModule class in src/app/app.module.ts when it created the project. This is where you opt-in to the FormsModule.</text:p>
      <text:p text:style-name="P1"/>
      <text:p text:style-name="P1">import { FormsModule } from '@angular/forms';</text:p>
      <text:p text:style-name="P1"/>
      <text:p text:style-name="P1">imports: [</text:p>
      <text:p text:style-name="P1"><text:s text:c="2"/>BrowserModule,</text:p>
      <text:p text:style-name="P1"><text:s text:c="2"/>FormsModule</text:p>
      <text:p text:style-name="P1">],</text:p>
      <text:p text:style-name="P1"/>
      <text:p text:style-name="P16">Every component must be declared in exactly one NgModule.</text:p>
      <text:p text:style-name="P1"/>
      <text:p text:style-name="P1">You didn't declare the HeroesComponent. So why did the application work?</text:p>
      <text:p text:style-name="P1"/>
      <text:p text:style-name="P1">It worked because the Angular CLI declared HeroesComponent in the AppModule when it generated that component.</text:p>
      <text:p text:style-name="P1"/>
      <text:p text:style-name="P1">Open src/app/app.module.ts and find HeroesComponent imported near the top. </text:p>
      <text:p text:style-name="P1"/>
      <text:p text:style-name="P1">import { HeroesComponent } from './heroes/heroes.component';</text:p>
      <text:p text:style-name="P1"/>
      <text:p text:style-name="P1">The HeroesComponent is declared in the @NgModule.declarations array. </text:p>
      <text:p text:style-name="P1"/>
      <text:p text:style-name="P1">declarations: [</text:p>
      <text:p text:style-name="P1"><text:s text:c="2"/>AppComponent,</text:p>
      <text:p text:style-name="P1"><text:s text:c="2"/>HeroesComponent</text:p>
      <text:p text:style-name="P1">],</text:p>
      <text:p text:style-name="P1"/>
      <text:p text:style-name="P1">Note that AppModule declares both application components, AppComponent and HeroesComponent.</text:p>
      <text:p text:style-name="P1"/>
      <text:p text:style-name="P16">Create a file called mock-heroes.ts in the src/app/ folder. Define a HEROES constant as an array of ten heroes and export it. </text:p>
      <text:p text:style-name="P1"/>
      <text:p text:style-name="P1">import { Hero } from './hero';</text:p>
      <text:p text:style-name="P1"/>
      <text:p text:style-name="P1">export const HEROES: Hero[] = [</text:p>
      <text:p text:style-name="P1"><text:s text:c="2"/>{ id: 11, name: 'Mr. Nice' },</text:p>
      <text:p text:style-name="P1"><text:s text:c="2"/>{ id: 12, name: 'Narco' },</text:p>
      <text:p text:style-name="P1"><text:s text:c="2"/>{ id: 13, name: 'Bombasto' },</text:p>
      <text:p text:style-name="P1"><text:soft-page-break/><text:s text:c="2"/>{ id: 14, name: 'Celeritas' },</text:p>
      <text:p text:style-name="P1"><text:s text:c="2"/>{ id: 15, name: 'Magneta' },</text:p>
      <text:p text:style-name="P1"><text:s text:c="2"/>{ id: 16, name: 'RubberMan' },</text:p>
      <text:p text:style-name="P1"><text:s text:c="2"/>{ id: 17, name: 'Dynama' },</text:p>
      <text:p text:style-name="P1"><text:s text:c="2"/>{ id: 18, name: 'Dr IQ' },</text:p>
      <text:p text:style-name="P1"><text:s text:c="2"/>{ id: 19, name: 'Magma' },</text:p>
      <text:p text:style-name="P1"><text:s text:c="2"/>{ id: 20, name: 'Tornado' }</text:p>
      <text:p text:style-name="P1">];</text:p>
      <text:p text:style-name="P1"/>
      <text:p text:style-name="P16">Open the HeroesComponent class file and import the mock HEROES.</text:p>
      <text:p text:style-name="P1"/>
      <text:p text:style-name="P1">heroes = HEROES;<text:tab/>-<text:tab/><text:span text:style-name="T5">Add a heroes property to the class that exposes these heroes for binding.</text:span></text:p>
      <text:p text:style-name="P1"/>
      <text:p text:style-name="P1">Open the HeroesComponent template file and make the following changes:</text:p>
      <text:p text:style-name="P1"/>
      <text:p text:style-name="P1"><text:s text:c="4"/>Add an &lt;h2&gt; at the top,</text:p>
      <text:p text:style-name="P1"><text:s text:c="4"/>Below it add an HTML unordered list (&lt;ul&gt;)</text:p>
      <text:p text:style-name="P1"><text:s text:c="4"/>Insert an &lt;li&gt; within the &lt;ul&gt; that displays properties of a hero.</text:p>
      <text:p text:style-name="P1"><text:s text:c="4"/>Sprinkle some CSS classes for styling (you'll add the CSS styles shortly).</text:p>
      <text:p text:style-name="P1"/>
      <text:p text:style-name="P1">&lt;h2&gt;My Heroes&lt;/h2&gt;</text:p>
      <text:p text:style-name="P1">&lt;ul class="heroes"&gt;</text:p>
      <text:p text:style-name="P1"><text:s text:c="2"/>&lt;li *ngFor="let hero of heroes"&gt;</text:p>
      <text:p text:style-name="P1"><text:s text:c="4"/>&lt;span class="badge"&gt;{{hero.id}}&lt;/span&gt; {{hero.name}}</text:p>
      <text:p text:style-name="P1"><text:s text:c="2"/>&lt;/li&gt;</text:p>
      <text:p text:style-name="P1">&lt;/ul&gt;</text:p>
      <text:p text:style-name="P1"/>
      <text:p text:style-name="P16">The *ngFor is Angular's repeater directive. It repeats the host element for each element in a list.</text:p>
      <text:p text:style-name="P1"/>
      <text:p text:style-name="P1">In this example</text:p>
      <text:p text:style-name="P1"/>
      <text:p text:style-name="P1"><text:s text:c="4"/><text:span text:style-name="T5">&lt;li&gt; is the host element</text:span></text:p>
      <text:p text:style-name="P16"><text:s text:c="4"/>heroes is the list from the HeroesComponent class.</text:p>
      <text:p text:style-name="P16"><text:s text:c="4"/>hero holds the current hero object for each iteration through the list.</text:p>
      <text:p text:style-name="P1"/>
      <text:p text:style-name="P16">You define private styles either inline in the @Component.styles array or as stylesheet file(s) identified in the @Component.styleUrls array.</text:p>
      <text:p text:style-name="P1"/>
      <text:p text:style-name="P1">When the CLI generated the HeroesComponent, it created an empty heroes.component.css stylesheet for the HeroesComponent and pointed to it in @Component.styleUrls.</text:p>
      <text:p text:style-name="P1"/>
      <text:p text:style-name="P1">@Component({</text:p>
      <text:p text:style-name="P1"><text:s text:c="2"/>selector: 'app-heroes',</text:p>
      <text:p text:style-name="P1"><text:s text:c="2"/>templateUrl: './heroes.component.html',</text:p>
      <text:p text:style-name="P1"><text:s text:c="2"/>styleUrls: ['./heroes.component.css']</text:p>
      <text:p text:style-name="P1">})</text:p>
      <text:p text:style-name="P1"/>
      <text:p text:style-name="P16">Styles and stylesheets identified in @Component metadata are scoped to that specific component. The heroes.component.css styles apply only to the HeroesComponent and don't affect the outer HTML or the HTML in any other component.</text:p>
      <text:p text:style-name="P1"><text:soft-page-break/></text:p>
      <text:p text:style-name="P1">&lt;li *ngFor="let hero of heroes" (click)="onSelect(hero)"&gt;<text:tab/>-<text:tab/><text:span text:style-name="T5">Add a click event binding to the &lt;li&gt; </text:span></text:p>
      <text:p text:style-name="P1"/>
      <text:p text:style-name="P16">The parentheses around click tell Angular to listen for the &lt;li&gt; element's click event. When the user clicks in the &lt;li&gt;, Angular executes the onSelect(hero) expression.</text:p>
      <text:p text:style-name="P1"/>
      <text:p text:style-name="P1"><text:span text:style-name="T5">onSelect() is a HeroesComponent method</text:span> that you're about to write. <text:span text:style-name="T5">Angular calls it with the hero object displayed in the clicked &lt;li&gt;, the same hero defined previously in the *ngFor expression.</text:span></text:p>
      <text:p text:style-name="P1"/>
      <text:p text:style-name="P1">Rename the component's hero property to selectedHero but don't assign it. There is no selected hero when the application starts.</text:p>
      <text:p text:style-name="P1"/>
      <text:p text:style-name="P1">Add the following <text:span text:style-name="T5">onSelect() method, which assigns the clicked hero from the template to the component's selectedHero.</text:span></text:p>
      <text:p text:style-name="P1"/>
      <text:p text:style-name="P1">selectedHero: Hero;</text:p>
      <text:p text:style-name="P1"/>
      <text:p text:style-name="P1">onSelect(hero: Hero): void {</text:p>
      <text:p text:style-name="P1"><text:s text:c="2"/>this.selectedHero = hero;</text:p>
      <text:p text:style-name="P1">}</text:p>
      <text:p text:style-name="P1"/>
      <text:p text:style-name="P16">Binding expressions in the template that refer to properties of selectedHero — expressions like {{selectedHero.name}} — must fail because there is no selected hero.</text:p>
      <text:p text:style-name="P1"/>
      <text:p text:style-name="P1">The component should only display the selected hero details if the selectedHero exists.</text:p>
      <text:p text:style-name="P1"/>
      <text:p text:style-name="P16">Wrap the hero detail HTML in a &lt;div&gt;. Add Angular's *ngIf directive to the &lt;div&gt; and set it to selectedHero.</text:p>
      <text:p text:style-name="P1"/>
      <text:p text:style-name="P16">When selectedHero is undefined, the ngIf removes the hero detail from the DOM. There are no selectedHero bindings to worry about.</text:p>
      <text:p text:style-name="P16"/>
      <text:p text:style-name="P16">When the user picks a hero, selectedHero has a value and ngIf puts the hero detail into the DOM.</text:p>
      <text:p text:style-name="P1"/>
      <text:p text:style-name="P17">It's difficult to identify the selected hero in the list when all &lt;li&gt; elements look alike.</text:p>
      <text:p text:style-name="P17"/>
      <text:p text:style-name="P17">If the user clicks "Magneta", that hero should render with a distinctive but subtle background color. </text:p>
      <text:p text:style-name="P1"/>
      <text:p text:style-name="P16">That selected hero coloring is the work of the .selected CSS class in the styles you added earlier. You just have to apply the .selected class to the &lt;li&gt; when the user clicks it.</text:p>
      <text:p text:style-name="P1"/>
      <text:p text:style-name="P16">The Angular class binding makes it easy to add and remove a CSS class conditionally. Just add [class.some-css-class]="some-condition" to the element you want to style.</text:p>
      <text:p text:style-name="P1"/>
      <text:p text:style-name="P16">Add the following [class.selected] binding to the &lt;li&gt; in the HeroesComponent template</text:p>
      <text:p text:style-name="P1"/>
      <text:p text:style-name="P1">&lt;li *ngFor="let hero of heroes"</text:p>
      <text:p text:style-name="P1"><text:s text:c="2"/>[class.selected]="hero === selectedHero"</text:p>
      <text:p text:style-name="P1"><text:s text:c="2"/>(click)="onSelect(hero)"&gt;</text:p>
      <text:p text:style-name="P1"><text:soft-page-break/><text:s text:c="2"/>&lt;span class="badge"&gt;{{hero.id}}&lt;/span&gt; {{hero.name}}</text:p>
      <text:p text:style-name="P1">&lt;/li&gt;</text:p>
      <text:p text:style-name="P1"/>
      <text:p text:style-name="P16">When the current row hero is the same as the selectedHero, Angular adds the selected CSS class. When the two heroes are different, Angular removes the class.</text:p>
      <text:p text:style-name="P1"/>
      <text:p text:style-name="P1">At the moment, the HeroesComponent displays both the list of heroes and the selected hero's details.</text:p>
      <text:p text:style-name="P1"/>
      <text:p text:style-name="P16">Keeping all features in one component as the application grows will not be maintainable. You'll want to split up large components into smaller sub-components, each focused on a specific task or workflow.</text:p>
      <text:p text:style-name="P1"/>
      <text:p text:style-name="P1">In this page, you'll take the first step in that direction by moving the hero details into a separate, reusable HeroDetailComponent.</text:p>
      <text:p text:style-name="P1"/>
      <text:p text:style-name="P1">The HeroesComponent will only present the list of heroes. The HeroDetailComponent will present details of a selected hero.</text:p>
      <text:p text:style-name="P1"/>
      <text:p text:style-name="P16">The HeroDetailComponent template binds to the component's hero property which is of type Hero.</text:p>
      <text:p text:style-name="P1"/>
      <text:p text:style-name="P1">The hero property must be an Input property, annotated with the @Input() decorator, because the external HeroesComponent will bind to it like this-</text:p>
      <text:p text:style-name="P1"/>
      <text:p text:style-name="P1">import { Component, OnInit, Input } from '@angular/core';<text:tab/>-<text:tab/>Amend the @angular/core import statement to include the Input symbol.</text:p>
      <text:p text:style-name="P1"/>
      <text:p text:style-name="P1">@Input() hero: Hero;<text:tab/>-<text:tab/>Add a hero property, preceded by the @Input() decorator.</text:p>
      <text:p text:style-name="P1"/>
      <text:p text:style-name="P1">That's the only change you should make to the HeroDetailComponent class. There are no more properties. There's no presentation logic. This component simply receives a hero object through its hero property and displays it.</text:p>
      <text:p text:style-name="P1"/>
      <text:p text:style-name="P1">The HeroesComponent is still a master/detail view.</text:p>
      <text:p text:style-name="P1"/>
      <text:p text:style-name="P1">It used to display the hero details on its own, before you cut that portion of the template. Now it will delegate to the HeroDetailComponent.</text:p>
      <text:p text:style-name="P1"/>
      <text:p text:style-name="P1">The two components will have a parent/child relationship. The parent HeroesComponent will control the child HeroDetailComponent by sending it a new hero to display whenever the user selects a hero from the list.</text:p>
      <text:p text:style-name="P1"/>
      <text:p text:style-name="P1">You won't change the HeroesComponent class but you will change its template.</text:p>
      <text:p text:style-name="P1"/>
      <text:p text:style-name="P1">&lt;app-hero-detail [hero]="selectedHero"&gt;&lt;/app-hero-detail&gt;<text:tab/>-<text:tab/>[hero]="selectedHero" is an Angular property binding</text:p>
      <text:p text:style-name="P1"/>
      <text:p text:style-name="P1">It's a one way data binding from the selectedHero property of the HeroesComponent to the hero property of the target element, which maps to the hero property of the HeroDetailComponent.</text:p>
      <text:p text:style-name="P1"/>
      <text:p text:style-name="P1"><text:soft-page-break/>Now when the user clicks a hero in the list, the selectedHero changes. When the selectedHero changes, the property binding updates hero and the HeroDetailComponent displays the new hero.</text:p>
      <text:p text:style-name="P1"/>
      <text:p text:style-name="P1">As before, whenever a user clicks on a hero name, the hero detail appears below the hero list. Now the HeroDetailComponent is presenting those details instead of the HeroesComponent.</text:p>
      <text:p text:style-name="P1"/>
      <text:p text:style-name="P1">Refactoring the original HeroesComponent into two components yields benefits, both now and in the future:</text:p>
      <text:p text:style-name="P1"/>
      <text:p text:style-name="P1"><text:s text:c="4"/>You simplified the HeroesComponent by reducing its responsibilities.</text:p>
      <text:p text:style-name="P1"/>
      <text:p text:style-name="P1"><text:s text:c="4"/>You can evolve the HeroDetailComponent into a rich hero editor without touching the parent HeroesComponent.</text:p>
      <text:p text:style-name="P1"/>
      <text:p text:style-name="P1"><text:s text:c="4"/>You can evolve the HeroesComponent without touching the hero detail view.</text:p>
      <text:p text:style-name="P1"/>
      <text:p text:style-name="P1"><text:s text:c="4"/>You can re-use the HeroDetailComponent in the template of some future component.</text:p>
      <text:p text:style-name="P1"/>
      <text:p text:style-name="P1">Components shouldn't fetch or save data directly and they certainly shouldn't knowingly present fake data. They should focus on presenting data and delegate data access to a service.</text:p>
      <text:p text:style-name="P1"/>
      <text:p text:style-name="P1">In this tutorial, you'll create a HeroService that all application classes can use to get heroes. Instead of creating that service with new, you'll rely on Angular dependency injection to inject it into the HeroesComponent constructor.</text:p>
      <text:p text:style-name="P1"/>
      <text:p text:style-name="P1">Services are a great way to share information among classes that don't know each other. You'll create a MessageService and inject it in two places:</text:p>
      <text:p text:style-name="P1"/>
      <text:p text:style-name="P1"><text:s text:c="4"/>in HeroService which uses the service to send a message.</text:p>
      <text:p text:style-name="P1"><text:s text:c="4"/>in MessagesComponent which displays that message.</text:p>
      <text:p text:style-name="P1"/>
      <text:p text:style-name="P1">ng generate service hero</text:p>
      <text:p text:style-name="P1"/>
      <text:p text:style-name="P1">Notice that the new service imports the Angular Injectable symbol and annotates the class with the @Injectable() decorator. This marks the class as one that participates in the dependency injection system. The HeroService class is going to provide an injectable service, and it can also have its own injected dependencies.</text:p>
      <text:p text:style-name="P1"/>
      <text:p text:style-name="P1">The @Injectable() decorator accepts a metadata object for the service, the same way the @Component() decorator did for your component classes. </text:p>
      <text:p text:style-name="P1"/>
      <text:p text:style-name="P1">The HeroService could get hero data from anywhere—a web service, local storage, or a mock data source.</text:p>
      <text:p text:style-name="P1"/>
      <text:p text:style-name="P1">Removing data access from components means you can change your mind about the implementation anytime, without touching any components. They don't know how the service works.</text:p>
      <text:p text:style-name="P1"/>
      <text:p text:style-name="P1">You must make the HeroService available to the dependency injection system before Angular can inject it into the HeroesComponent, as you will do below. You do this by registering a provider. A provider is something that can create or deliver a service; in this case, it instantiates the HeroService class to provide the service.</text:p>
      <text:p text:style-name="P1"><text:soft-page-break/></text:p>
      <text:p text:style-name="P1">Now, you need to make sure that the HeroService is registered as the provider of this service. You are registering it with an injector, which is the object that is responsible for choosing and injecting the provider where it is required.</text:p>
      <text:p text:style-name="P1"/>
      <text:p text:style-name="P1">By default, the Angular CLI command ng generate service registers a provider with the root injector for your service by including provider metadata in the @Injectable decorator. </text:p>
      <text:p text:style-name="P1"/>
      <text:p text:style-name="P1">@Injectable({</text:p>
      <text:p text:style-name="P1"><text:s text:c="2"/>providedIn: 'root',</text:p>
      <text:p text:style-name="P1">})</text:p>
      <text:p text:style-name="P1"/>
      <text:p text:style-name="P1">When you provide the service at the root level, Angular creates a single, shared instance of HeroService and injects into any class that asks for it. Registering the provider in the @Injectable metadata also allows Angular to optimize an app by removing the service if it turns out not to be used after all. </text:p>
      <text:p text:style-name="P1"/>
      <text:p text:style-name="P1">If you need to, you can register providers at different levels: in the HeroesComponent, in the AppComponent, in the AppModule. For instance, you could have told the CLI to provide the service at the module level automatically by appending --module=app.</text:p>
      <text:p text:style-name="P1"/>
      <text:p text:style-name="P1">ng generate service hero --module=app</text:p>
      <text:p text:style-name="P1"/>
      <text:p text:style-name="P1">Open the HeroesComponent class file.</text:p>
      <text:p text:style-name="P1"/>
      <text:p text:style-name="P1">Delete the HEROES import, because you won't need that anymore. Import the HeroService instead.</text:p>
      <text:p text:style-name="P1"/>
      <text:p text:style-name="P1">import { HeroService } from '../hero.service';</text:p>
      <text:p text:style-name="P1"/>
      <text:p text:style-name="P1">Replace the definition of the heroes property with a simple declaration.</text:p>
      <text:p text:style-name="P1"/>
      <text:p text:style-name="P1">heroes: Hero[];</text:p>
      <text:p text:style-name="P1"/>
      <text:p text:style-name="P1">Add a private heroService parameter of type HeroService to the constructor.</text:p>
      <text:p text:style-name="P1"/>
      <text:p text:style-name="P1">constructor(private heroService: HeroService) { }</text:p>
      <text:p text:style-name="P1"/>
      <text:p text:style-name="P1">The parameter simultaneously defines a private heroService property and identifies it as a HeroService injection site.</text:p>
      <text:p text:style-name="P1"/>
      <text:p text:style-name="P1">When Angular creates a HeroesComponent, the Dependency Injection system sets the heroService parameter to the singleton instance of HeroService. </text:p>
      <text:p text:style-name="P1"/>
      <text:p text:style-name="P1">While you could call getHeroes() in the constructor, that's not the best practice.</text:p>
      <text:p text:style-name="P1"/>
      <text:p text:style-name="P1">Reserve the constructor for simple initialization such as wiring constructor parameters to properties. The constructor shouldn't do anything. It certainly shouldn't call a function that makes HTTP requests to a remote server as a real data service would.</text:p>
      <text:p text:style-name="P1"/>
      <text:p text:style-name="P1">Instead, call getHeroes() inside the ngOnInit lifecycle hook and let Angular call ngOnInit at an appropriate time after constructing a HeroesComponent instance.</text:p>
      <text:p text:style-name="P1"/>
      <text:p text:style-name="P1"><text:soft-page-break/>ngOnInit() {</text:p>
      <text:p text:style-name="P1"><text:s text:c="2"/>this.getHeroes();</text:p>
      <text:p text:style-name="P1">}</text:p>
      <text:p text:style-name="P1"/>
      <text:p text:style-name="P1">The HeroService.getHeroes() method has a synchronous signature, which implies that the HeroService can fetch heroes synchronously. The HeroesComponent consumes the getHeroes() result as if heroes could be fetched synchronously.</text:p>
      <text:p text:style-name="P1"/>
      <text:p text:style-name="P1">this.heroes = this.heroService.getHeroes();</text:p>
      <text:p text:style-name="P1"/>
      <text:p text:style-name="P1">This will not work in a real app. You're getting away with it now because the service currently returns mock heroes. But soon the app will fetch heroes from a remote server, which is an inherently asynchronous operation.</text:p>
      <text:p text:style-name="P1"/>
      <text:p text:style-name="P1">The HeroService must wait for the server to respond, getHeroes() cannot return immediately with hero data, and the browser will not block while the service waits.</text:p>
      <text:p text:style-name="P1"/>
      <text:p text:style-name="P1">HeroService.getHeroes() must have an asynchronous signature of some kind.</text:p>
      <text:p text:style-name="P1"/>
      <text:p text:style-name="P1">It can take a callback. It could return a Promise. It could return an Observable.</text:p>
      <text:p text:style-name="P1"/>
      <text:p text:style-name="P1">In this tutorial, HeroService.getHeroes() will return an Observable in part because it will eventually use the Angular HttpClient.get method to fetch the heroes and HttpClient.get() returns an Observable.</text:p>
      <text:p text:style-name="P1"/>
      <text:p text:style-name="P1">Observable is one of the key classes in the RxJS library.</text:p>
      <text:p text:style-name="P1"/>
      <text:p text:style-name="P1">In a later tutorial on HTTP, you'll learn that Angular's HttpClient methods return RxJS Observables. In this tutorial, you'll simulate getting data from the server with the RxJS of() function.</text:p>
      <text:p text:style-name="P1"/>
      <text:p text:style-name="P1">Open the HeroService file and import the Observable and of symbols from RxJS.</text:p>
      <text:p text:style-name="P1"/>
      <text:p text:style-name="P1">import { Observable, of } from 'rxjs';</text:p>
      <text:p text:style-name="P1"/>
      <text:p text:style-name="P1">getHeroes(): Observable&lt;Hero[]&gt; {</text:p>
      <text:p text:style-name="P1"><text:s text:c="2"/>return of(HEROES);</text:p>
      <text:p text:style-name="P1">}</text:p>
      <text:p text:style-name="P1"/>
      <text:p text:style-name="P1">of(HEROES) returns an Observable&lt;Hero[]&gt; that emits a single value, the array of mock heroes.</text:p>
      <text:p text:style-name="P1"/>
      <text:p text:style-name="P1">getHeroes(): void {</text:p>
      <text:p text:style-name="P1"><text:s text:c="2"/>this.heroService.getHeroes()</text:p>
      <text:p text:style-name="P1"><text:s text:c="6"/>.subscribe(heroes =&gt; this.heroes = heroes);</text:p>
      <text:p text:style-name="P1">}</text:p>
      <text:p text:style-name="P1"/>
      <text:p text:style-name="P1">The previous version assigns an array of heroes to the component's heroes property. The assignment occurs synchronously, as if the server could return heroes instantly or the browser could freeze the UI while it waited for the server's response.</text:p>
      <text:p text:style-name="P1"/>
      <text:p text:style-name="P1">That won't work when the HeroService is actually making requests of a remote server.</text:p>
      <text:p text:style-name="P1"/>
      <text:p text:style-name="P1"><text:soft-page-break/>The new version waits for the Observable to emit the array of heroes— which could happen now or several minutes from now. Then subscribe passes the emitted array to the callback, which sets the component's heroes property.</text:p>
      <text:p text:style-name="P1"/>
      <text:p text:style-name="P1">This asynchronous approach will work when the HeroService requests heroes from the server.</text:p>
      <text:p text:style-name="P1"/>
      <text:p text:style-name="P1">In this section you will</text:p>
      <text:p text:style-name="P1"/>
      <text:p text:style-name="P1"><text:s text:c="4"/>add a MessagesComponent that displays app messages at the bottom of the screen.</text:p>
      <text:p text:style-name="P1"><text:s text:c="4"/>create an injectable, app-wide MessageService for sending messages to be displayed</text:p>
      <text:p text:style-name="P1"><text:s text:c="4"/>inject MessageService into the HeroService</text:p>
      <text:p text:style-name="P1"><text:s text:c="4"/>display a message when HeroService fetches heroes successfully.</text:p>
      <text:p text:style-name="P1"/>
      <text:p text:style-name="P1">&lt;h1&gt;{{title}}&lt;/h1&gt;</text:p>
      <text:p text:style-name="P1">&lt;app-heroes&gt;&lt;/app-heroes&gt;</text:p>
      <text:p text:style-name="P1">&lt;app-messages&gt;&lt;/app-messages&gt;</text:p>
      <text:p text:style-name="P1"/>
      <text:p text:style-name="P1">Open MessageService and replace its contents with the following.</text:p>
      <text:p text:style-name="P1"/>
      <text:p text:style-name="P1"><text:s text:c="4"/>import { Injectable } from '@angular/core';</text:p>
      <text:p text:style-name="P1"><text:s text:c="5"/></text:p>
      <text:p text:style-name="P1"><text:s text:c="4"/>@Injectable({</text:p>
      <text:p text:style-name="P1"><text:s text:c="6"/>providedIn: 'root',</text:p>
      <text:p text:style-name="P1"><text:s text:c="4"/>})</text:p>
      <text:p text:style-name="P1"><text:s text:c="4"/>export class MessageService {</text:p>
      <text:p text:style-name="P1"><text:s text:c="6"/>messages: string[] = [];</text:p>
      <text:p text:style-name="P1"><text:s text:c="5"/></text:p>
      <text:p text:style-name="P1"><text:s text:c="6"/>add(message: string) {</text:p>
      <text:p text:style-name="P1"><text:s text:c="8"/>this.messages.push(message);</text:p>
      <text:p text:style-name="P1"><text:s text:c="6"/>}</text:p>
      <text:p text:style-name="P1"><text:s text:c="5"/></text:p>
      <text:p text:style-name="P1"><text:s text:c="6"/>clear() {</text:p>
      <text:p text:style-name="P1"><text:s text:c="8"/>this.messages = [];</text:p>
      <text:p text:style-name="P1"><text:s text:c="6"/>}</text:p>
      <text:p text:style-name="P1"><text:s text:c="4"/>}</text:p>
      <text:p text:style-name="P1"/>
      <text:p text:style-name="P1">The service exposes its cache of messages and two methods: one to add() a message to the cache and another to clear() the cache.</text:p>
      <text:p text:style-name="P1"/>
      <text:p text:style-name="P1">Re-open the HeroService and import the MessageService.</text:p>
      <text:p text:style-name="P1"/>
      <text:p text:style-name="P1">import { MessageService } from './message.service';</text:p>
      <text:p text:style-name="P1"/>
      <text:p text:style-name="P1">Modify the constructor with a parameter that declares a private messageService property. Angular will inject the singleton MessageService into that property when it creates the HeroService.</text:p>
      <text:p text:style-name="P1"/>
      <text:p text:style-name="P1">constructor(private messageService: MessageService) { }</text:p>
      <text:p text:style-name="P1"/>
      <text:p text:style-name="P1">This is a typical "service-in-service" scenario: you inject the MessageService into the HeroService which is injected into the HeroesComponent.</text:p>
      <text:p text:style-name="P1"/>
      <text:p text:style-name="P1">getHeroes(): Observable&lt;Hero[]&gt; {</text:p>
      <text:p text:style-name="P1"><text:soft-page-break/><text:s text:c="4"/>// TODO: send the message _after_ fetching the heroes</text:p>
      <text:p text:style-name="P1"><text:s text:c="4"/>this.messageService.add('HeroService: fetched heroes');</text:p>
      <text:p text:style-name="P1"><text:s text:c="4"/>return of(HEROES);</text:p>
      <text:p text:style-name="P1"><text:s text:c="2"/>}</text:p>
      <text:p text:style-name="P1"/>
      <text:p text:style-name="P1">The MessagesComponent should display all messages, including the message sent by the HeroService when it fetches heroes.</text:p>
      <text:p text:style-name="P1"/>
      <text:p text:style-name="P1">The messageService property must be public because you're about to bind to it in the template.</text:p>
      <text:p text:style-name="P1"/>
      <text:p text:style-name="P1">Angular only binds to public component properties.</text:p>
      <text:p text:style-name="P1"/>
      <text:p text:style-name="P1">&lt;div *ngIf="messageService.messages.length"&gt;</text:p>
      <text:p text:style-name="P1"/>
      <text:p text:style-name="P1"><text:s text:c="2"/>&lt;h2&gt;Messages&lt;/h2&gt;</text:p>
      <text:p text:style-name="P1"><text:s text:c="2"/>&lt;button class="clear"</text:p>
      <text:p text:style-name="P1"><text:s text:c="10"/>(click)="messageService.clear()"&gt;clear&lt;/button&gt;</text:p>
      <text:p text:style-name="P1"><text:s text:c="2"/>&lt;div *ngFor='let message of messageService.messages'&gt; {{message}} &lt;/div&gt;</text:p>
      <text:p text:style-name="P1"/>
      <text:p text:style-name="P1">&lt;/div&gt;</text:p>
      <text:p text:style-name="P1"/>
      <text:p text:style-name="P1">This template binds directly to the component's messageService.</text:p>
      <text:p text:style-name="P1"/>
      <text:p text:style-name="P1"><text:s text:c="4"/>The *ngIf only displays the messages area if there are messages to show.</text:p>
      <text:p text:style-name="P1"/>
      <text:p text:style-name="P1"><text:s text:c="4"/>An *ngFor presents the list of messages in repeated &lt;div&gt; elements.</text:p>
      <text:p text:style-name="P1"/>
      <text:p text:style-name="P1"><text:s text:c="4"/>An Angular event binding binds the button's click event to MessageService.clear().</text:p>
      <text:p text:style-name="P1"/>
      <text:p text:style-name="P1">There are new requirements for the Tour of Heroes app:</text:p>
      <text:p text:style-name="P1"/>
      <text:p text:style-name="P1"><text:s text:c="4"/>Add a Dashboard view.</text:p>
      <text:p text:style-name="P1"><text:s text:c="4"/>Add the ability to navigate between the Heroes and Dashboard views.</text:p>
      <text:p text:style-name="P1"><text:s text:c="4"/>When users click a hero name in either view, navigate to a detail view of the selected hero.</text:p>
      <text:p text:style-name="P1"><text:s text:c="4"/>When users click a deep link in an email, open the detail view for a particular hero.</text:p>
      <text:p text:style-name="P1"/>
      <text:p text:style-name="P1">An Angular best practice is to load and configure the router in a separate, top-level module that is dedicated to routing and imported by the root AppModule.</text:p>
      <text:p text:style-name="P1"/>
      <text:p text:style-name="P1">By convention, the module class name is AppRoutingModule and it belongs in the app-routing.module.ts in the src/app folder.</text:p>
      <text:p text:style-name="P1"/>
      <text:p text:style-name="P1">ng generate module app-routing --flat --module=app</text:p>
      <text:p text:style-name="P1"/>
      <text:p text:style-name="P1">--flat puts the file in src/app instead of its own folder.</text:p>
      <text:p text:style-name="P1">--module=app tells the CLI to register it in the imports array of the AppModule.</text:p>
      <text:p text:style-name="P1"/>
      <text:p text:style-name="P1">You generally don't declare components in a routing module so you can delete the @NgModule.declarations array and delete CommonModule references too.</text:p>
      <text:p text:style-name="P1"/>
      <text:p text:style-name="P1">You'll configure the router with Routes in the RouterModule so import those two symbols from the @angular/router library.</text:p>
      <text:p text:style-name="P1"><text:soft-page-break/></text:p>
      <text:p text:style-name="P1">Add an @NgModule.exports array with RouterModule in it. Exporting RouterModule makes router directives available for use in the AppModule components that will need them.</text:p>
      <text:p text:style-name="P1"/>
      <text:p text:style-name="P1">import { RouterModule, Routes } from '@angular/router';</text:p>
      <text:p text:style-name="P1"/>
      <text:p text:style-name="P1">@NgModule({</text:p>
      <text:p text:style-name="P1"><text:s text:c="2"/>exports: [ RouterModule ]</text:p>
      <text:p text:style-name="P1">})</text:p>
      <text:p text:style-name="P1"/>
      <text:p text:style-name="P1">Routes tell the router which view to display when a user clicks a link or pastes a URL into the browser address bar.</text:p>
      <text:p text:style-name="P1"/>
      <text:p text:style-name="P1">A typical Angular Route has two properties:</text:p>
      <text:p text:style-name="P1"/>
      <text:p text:style-name="P1"><text:s text:c="4"/>path: a string that matches the URL in the browser address bar.</text:p>
      <text:p text:style-name="P1"><text:s text:c="4"/>component: the component that the router should create when navigating to this route.</text:p>
      <text:p text:style-name="P1"/>
      <text:p text:style-name="P1">You intend to navigate to the HeroesComponent when the URL is something like localhost:4200/heroes.</text:p>
      <text:p text:style-name="P1"/>
      <text:p text:style-name="P1">Import the HeroesComponent so you can reference it in a Route. Then define an array of routes with a single route to that component.</text:p>
      <text:p text:style-name="P1"/>
      <text:p text:style-name="P1">You first must initialize the router and start it listening for browser location changes.</text:p>
      <text:p text:style-name="P1"/>
      <text:p text:style-name="P1">Add RouterModule to the @NgModule.imports array and configure it with the routes in one step by calling RouterModule.forRoot() within the imports array, like this:</text:p>
      <text:p text:style-name="P1"/>
      <text:p text:style-name="P1">imports: [ RouterModule.forRoot(routes) ],</text:p>
      <text:p text:style-name="P1"/>
      <text:p text:style-name="P1">The method is called forRoot() because you configure the router at the application's root level. The forRoot() method supplies the service providers and directives needed for routing, and performs the initial navigation based on the current browser URL.</text:p>
      <text:p text:style-name="P1"/>
      <text:p text:style-name="P1">The &lt;router-outlet&gt; tells the router where to display routed views.</text:p>
      <text:p text:style-name="P1"/>
      <text:p text:style-name="P1">The RouterOutlet is one of the router directives that became available to the AppComponent because AppModule imports AppRoutingModule which exported RouterModule.</text:p>
      <text:p text:style-name="P1"/>
      <text:p text:style-name="P1">Users shouldn't have to paste a route URL into the address bar. They should be able to click a link to navigate.</text:p>
      <text:p text:style-name="P1"/>
      <text:p text:style-name="P1">Add a &lt;nav&gt; element and, within that, an anchor element that, when clicked, triggers navigation to the HeroesComponent.</text:p>
      <text:p text:style-name="P1"/>
      <text:p text:style-name="P1">&lt;h1&gt;{{title}}&lt;/h1&gt;</text:p>
      <text:p text:style-name="P1">&lt;nav&gt;</text:p>
      <text:p text:style-name="P1"><text:s text:c="2"/>&lt;a routerLink="/heroes"&gt;Heroes&lt;/a&gt;</text:p>
      <text:p text:style-name="P1">&lt;/nav&gt;</text:p>
      <text:p text:style-name="P1">&lt;router-outlet&gt;&lt;/router-outlet&gt;</text:p>
      <text:p text:style-name="P1">&lt;app-messages&gt;&lt;/app-messages&gt;</text:p>
      <text:p text:style-name="P1"><text:soft-page-break/></text:p>
      <text:p text:style-name="P1">A routerLink attribute is set to "/heroes", the string that the router matches to the route to HeroesComponent. The routerLink is the selector for the RouterLink directive that turns user clicks into router navigations. It's another of the public directives in the RouterModule.</text:p>
      <text:p text:style-name="P1"/>
      <text:p text:style-name="P1">Routing makes more sense when there are multiple views. So far there's only the heroes view.</text:p>
      <text:p text:style-name="P1"/>
      <text:p text:style-name="P1">The template presents a grid of hero name links.</text:p>
      <text:p text:style-name="P1"/>
      <text:p text:style-name="P1"><text:s text:c="4"/>The *ngFor repeater creates as many links as are in the component's heroes array.</text:p>
      <text:p text:style-name="P1"><text:s text:c="4"/>The links are styled as colored blocks by the dashboard.component.css.</text:p>
      <text:p text:style-name="P1"/>
      <text:p text:style-name="P1">The class is similar to the HeroesComponent class.</text:p>
      <text:p text:style-name="P1"/>
      <text:p text:style-name="P1"><text:s text:c="4"/>It defines a heroes array property.</text:p>
      <text:p text:style-name="P1"><text:s text:c="4"/>The constructor expects Angular to inject the HeroService into a private heroService property.</text:p>
      <text:p text:style-name="P1"><text:s text:c="4"/>The ngOnInit() lifecycle hook calls getHeroes.</text:p>
      <text:p text:style-name="P1"/>
      <text:p text:style-name="P1">getHeroes(): void {</text:p>
      <text:p text:style-name="P1"><text:s text:c="2"/>this.heroService.getHeroes()</text:p>
      <text:p text:style-name="P1"><text:s text:c="4"/>.subscribe(heroes =&gt; this.heroes = heroes.slice(1, 5));</text:p>
      <text:p text:style-name="P1">}</text:p>
      <text:p text:style-name="P1"/>
      <text:p text:style-name="P1">This getHeroes reduces the number of heroes displayed to four (2nd, 3rd, 4th, and 5th).</text:p>
      <text:p text:style-name="P1"/>
      <text:p text:style-name="P1">When the app starts, the browsers address bar points to the web site's root. That doesn't match any existing route so the router doesn't navigate anywhere. The space below the &lt;router-outlet&gt; is blank.</text:p>
      <text:p text:style-name="P1"/>
      <text:p text:style-name="P1">To make the app navigate to the dashboard automatically, add the following route to the AppRoutingModule.Routes array.</text:p>
      <text:p text:style-name="P1"/>
      <text:p text:style-name="P1">{ path: '', redirectTo: '/dashboard', pathMatch: 'full' },</text:p>
      <text:p text:style-name="P1"/>
      <text:p text:style-name="P1">This route redirects a URL that fully matches the empty path to the route whose path is '/dashboard'.</text:p>
      <text:p text:style-name="P1"/>
      <text:p text:style-name="P1">The user should be able to navigate back and forth between the DashboardComponent and the HeroesComponent by clicking links in the navigation area near the top of the page.</text:p>
      <text:p text:style-name="P1"/>
      <text:p text:style-name="P1">Add a dashboard navigation link to the AppComponent shell template, just above the Heroes link.</text:p>
      <text:p text:style-name="P1"/>
      <text:p text:style-name="P1">&lt;a routerLink="/dashboard"&gt;Dashboard&lt;/a&gt;</text:p>
      <text:p text:style-name="P1"/>
      <text:p text:style-name="P1">The HeroDetailsComponent displays details of a selected hero. At the moment the HeroDetailsComponent is only visible at the bottom of the HeroesComponent</text:p>
      <text:p text:style-name="P1"/>
      <text:p text:style-name="P1">The user should be able to get to these details in three ways.</text:p>
      <text:p text:style-name="P1"/>
      <text:p text:style-name="P1"><text:s text:c="4"/>By clicking a hero in the dashboard.</text:p>
      <text:p text:style-name="P1"><text:s text:c="4"/>By clicking a hero in the heroes list.</text:p>
      <text:p text:style-name="P1"><text:s text:c="4"/>By pasting a "deep link" URL into the browser address bar that identifies the hero to display.</text:p>
      <text:p text:style-name="P1"/>
      <text:p text:style-name="P1"><text:soft-page-break/>In this section, you'll enable navigation to the HeroDetailsComponent and liberate it from the HeroesComponent.</text:p>
      <text:p text:style-name="P1"/>
      <text:p text:style-name="P1">A URL like ~/detail/11 would be a good URL for navigating to the Hero Detail view of the hero whose id is 11. </text:p>
      <text:p text:style-name="P1"/>
      <text:p text:style-name="P1">Then add a parameterized route to the AppRoutingModule.routes array that matches the path pattern to the hero detail view.</text:p>
      <text:p text:style-name="P1"/>
      <text:p text:style-name="P1">{ path: 'detail/:id', component: HeroDetailComponent },</text:p>
      <text:p text:style-name="P1"/>
      <text:p text:style-name="P1">The colon (:) in the path indicates that :id is a placeholder for a specific hero id.</text:p>
      <text:p text:style-name="P1"/>
      <text:p text:style-name="P1">Now that the router has a route to HeroDetailComponent, fix the dashboard hero links to navigate via the parameterized dashboard route.</text:p>
      <text:p text:style-name="P1"/>
      <text:p text:style-name="P1">&lt;a *ngFor="let hero of heroes" class="col-1-4"</text:p>
      <text:p text:style-name="P1"><text:s text:c="4"/>routerLink="/detail/{{hero.id}}"&gt;</text:p>
      <text:p text:style-name="P1"/>
      <text:p text:style-name="P1">You're using Angular interpolation binding within the *ngFor repeater to insert the current iteration's hero.id into each routerLink.</text:p>
      <text:p text:style-name="P1"/>
      <text:p text:style-name="P1">The hero items in the HeroesComponent are &lt;li&gt; elements whose click events are bound to the component's onSelect() method.</text:p>
      <text:p text:style-name="P1"/>
      <text:p text:style-name="P1">Strip the &lt;li&gt; back to just its *ngFor, wrap the badge and name in an anchor element (&lt;a&gt;), and add a routerLink attribute to the anchor that is the same as in the dashboard template</text:p>
      <text:p text:style-name="P1"/>
      <text:p text:style-name="P1">Previously, the parent HeroesComponent set the HeroDetailComponent.hero property and the HeroDetailComponent displayed the hero.</text:p>
      <text:p text:style-name="P1"/>
      <text:p text:style-name="P1">HeroesComponent doesn't do that anymore. Now the router creates the HeroDetailComponent in response to a URL such as ~/detail/11.</text:p>
      <text:p text:style-name="P1"/>
      <text:p text:style-name="P1">The HeroDetailComponent needs a new way to obtain the hero-to-display.</text:p>
      <text:p text:style-name="P1"/>
      <text:p text:style-name="P1"><text:s text:c="4"/>Get the route that created it,</text:p>
      <text:p text:style-name="P1"><text:s text:c="4"/>Extract the id from the route</text:p>
      <text:p text:style-name="P1"><text:s text:c="4"/>Acquire the hero with that id from the server via the HeroService</text:p>
      <text:p text:style-name="P1"/>
      <text:p text:style-name="P1">Inject the ActivatedRoute, HeroService, and Location services into the constructor, saving their values in private fields:</text:p>
      <text:p text:style-name="P1"/>
      <text:p text:style-name="P1">constructor(</text:p>
      <text:p text:style-name="P1"><text:s text:c="2"/>private route: ActivatedRoute,</text:p>
      <text:p text:style-name="P1"><text:s text:c="2"/>private heroService: HeroService,</text:p>
      <text:p text:style-name="P1"><text:s text:c="2"/>private location: Location</text:p>
      <text:p text:style-name="P1">) {}</text:p>
      <text:p text:style-name="P1"/>
      <text:p text:style-name="P1">The ActivatedRoute holds information about the route to this instance of the HeroDetailComponent. This component is interested in the route's bag of parameters extracted from the URL. The "id" parameter is the id of the hero to display.</text:p>
      <text:p text:style-name="P1"><text:soft-page-break/></text:p>
      <text:p text:style-name="P1">The HeroService gets hero data from the remote server and this component will use it to get the hero-to-display.</text:p>
      <text:p text:style-name="P1"/>
      <text:p text:style-name="P1">The location is an Angular service for interacting with the browser. You'll use it later to navigate back to the view that navigated here.</text:p>
      <text:p text:style-name="P1"/>
      <text:p text:style-name="P1">getHero(): void {</text:p>
      <text:p text:style-name="P1"><text:s text:c="2"/>const id = +this.route.snapshot.paramMap.get('id');</text:p>
      <text:p text:style-name="P1"><text:s text:c="2"/>this.heroService.getHero(id)</text:p>
      <text:p text:style-name="P1"><text:s text:c="4"/>.subscribe(hero =&gt; this.hero = hero);</text:p>
      <text:p text:style-name="P1">}</text:p>
      <text:p text:style-name="P1"/>
      <text:p text:style-name="P1">The route.snapshot is a static image of the route information shortly after the component was created.</text:p>
      <text:p text:style-name="P1"/>
      <text:p text:style-name="P1">The paramMap is a dictionary of route parameter values extracted from the URL. The "id" key returns the id of the hero to fetch.</text:p>
      <text:p text:style-name="P1"/>
      <text:p text:style-name="P1">Route parameters are always strings. The JavaScript (+) operator converts the string to a number, which is what a hero id should be.</text:p>
      <text:p text:style-name="P1"/>
      <text:p text:style-name="P1">getHero(id: number): Observable&lt;Hero&gt; {</text:p>
      <text:p text:style-name="P1"><text:s text:c="2"/>// TODO: send the message _after_ fetching the hero</text:p>
      <text:p text:style-name="P1"><text:s text:c="2"/>this.messageService.add(`HeroService: fetched hero id=${id}`);</text:p>
      <text:p text:style-name="P1"><text:s text:c="2"/>return of(HEROES.find(hero =&gt; hero.id === id));</text:p>
      <text:p text:style-name="P1">}</text:p>
      <text:p text:style-name="P1"/>
      <text:p text:style-name="P1">Note the backticks ( ` ) that define a JavaScript template literal for embedding the id.</text:p>
      <text:p text:style-name="P1"/>
      <text:p text:style-name="P1">Like getHeroes(), getHero() has an asynchronous signature. It returns a mock hero as an Observable, using the RxJS of() function.</text:p>
      <text:p text:style-name="P1"/>
      <text:p text:style-name="P1">If you paste localhost:4200/detail/11 in the browser address bar, the router navigates to the detail view for the hero with id: 11, "Mr. Nice".</text:p>
      <text:p text:style-name="P1"/>
      <text:p text:style-name="P1">By clicking the browser's back button, you can go back to the hero list or dashboard view, depending upon which sent you to the detail view.</text:p>
      <text:p text:style-name="P1"/>
      <text:p text:style-name="P1">It would be nice to have a button on the HeroDetail view that can do that.</text:p>
      <text:p text:style-name="P1"/>
      <text:p text:style-name="P1">Add a go back button to the bottom of the component template and bind it to the component's goBack() method.</text:p>
      <text:p text:style-name="P1"/>
      <text:p text:style-name="P1">&lt;button (click)="goBack()"&gt;go back&lt;/button&gt;</text:p>
      <text:p text:style-name="P1"/>
      <text:p text:style-name="P1">Add a goBack() method to the component class that navigates backward one step in the browser's history stack using the Location service that you injected previously.</text:p>
      <text:p text:style-name="P1"/>
      <text:p text:style-name="P1">goBack(): void {</text:p>
      <text:p text:style-name="P1"><text:s text:c="2"/>this.location.back();</text:p>
      <text:p text:style-name="P1">}</text:p>
      <text:p text:style-name="P1"><text:soft-page-break/></text:p>
      <text:p text:style-name="P1"/>
      <text:p text:style-name="P1"/>
      <text:p text:style-name="P1">In this tutorial, you'll add the following data persistence features with help from Angular's HttpClient.</text:p>
      <text:p text:style-name="P1"/>
      <text:p text:style-name="P1"><text:s text:c="4"/>The HeroService gets hero data with HTTP requests.</text:p>
      <text:p text:style-name="P1"><text:s text:c="4"/>Users can add, edit, and delete heroes and save these changes over HTTP.</text:p>
      <text:p text:style-name="P1"><text:s text:c="4"/>Users can search for heroes by name.</text:p>
      <text:p text:style-name="P1"/>
      <text:p text:style-name="P1">HttpClient is Angular's mechanism for communicating with a remote server over HTTP.</text:p>
      <text:p text:style-name="P1"/>
      <text:p text:style-name="P1">To make HttpClient available everywhere in the app,</text:p>
      <text:p text:style-name="P1"/>
      <text:p text:style-name="P1"><text:s text:c="4"/>open the root AppModule,</text:p>
      <text:p text:style-name="P1"><text:s text:c="4"/>import the HttpClientModule symbol from @angular/common/http,</text:p>
      <text:p text:style-name="P1"><text:s text:c="4"/>add it to the @NgModule.imports array.</text:p>
      <text:p text:style-name="P1"/>
      <text:h text:style-name="P5" text:outline-level="2"><text:bookmark text:name="simulate-a-data-server"/>Simulate a data server</text:h>
      <text:p text:style-name="Text_20_body">This tutorial sample <text:span text:style-name="Emphasis">mimics</text:span> communication with a remote data server by using the <text:a xlink:type="simple" xlink:href="https://github.com/angular/in-memory-web-api" text:style-name="Internet_20_link" text:visited-style-name="Visited_20_Internet_20_Link"><text:span text:style-name="Emphasis">In-memory Web API</text:span></text:a> module.</text:p>
      <text:p text:style-name="Text_20_body">After installing the module, the app will make requests to and receive responses from the <text:a xlink:type="simple" xlink:href="https://angular.io/api/common/http/HttpClient" text:style-name="Internet_20_link" text:visited-style-name="Visited_20_Internet_20_Link"><text:span text:style-name="Source_20_Text">HttpClient</text:span></text:a> without knowing that the <text:span text:style-name="Emphasis">In-memory Web API</text:span> is intercepting those requests, applying them to an in-memory data store, and returning simulated responses.</text:p>
      <text:p text:style-name="P1">Install the <text:span text:style-name="Emphasis">In-memory Web API</text:span> package from <text:span text:style-name="Emphasis">npm</text:span></text:p>
      <text:p text:style-name="P1"><text:span text:style-name="Emphasis"/></text:p>
      <text:p text:style-name="P11"><text:span text:style-name="Source_20_Text">npm install angular-in-memory-web-api --save</text:span></text:p>
      <text:p text:style-name="P1"><text:span text:style-name="Emphasis"/></text:p>
      <text:p text:style-name="P1"><text:span text:style-name="Emphasis">Import the </text:span><text:span text:style-name="Emphasis"><text:span text:style-name="Source_20_Text">HttpClientInMemoryWebApiModule</text:span></text:span><text:span text:style-name="Emphasis"> and the </text:span><text:span text:style-name="Emphasis"><text:span text:style-name="Source_20_Text">InMemoryDataService</text:span></text:span><text:span text:style-name="Emphasis"> class, which you will create in a moment.</text:span></text:p>
      <text:p text:style-name="P1"><text:span text:style-name="Emphasis"/></text:p>
      <text:p text:style-name="P11"><text:span text:style-name="Source_20_Text">import { HttpClientInMemoryWebApiModule } from 'angular-in-memory-web-api';</text:span></text:p>
      <text:p text:style-name="P14"><text:span text:style-name="Source_20_Text">import { InMemoryDataService } <text:s/>from './in-memory-data.service';</text:span></text:p>
      <text:p text:style-name="P1"><text:span text:style-name="Emphasis">Add the </text:span><text:span text:style-name="Emphasis"><text:span text:style-name="Source_20_Text">HttpClientInMemoryWebApiModule</text:span></text:span><text:span text:style-name="Emphasis"> to the </text:span><text:span text:style-name="Emphasis"><text:span text:style-name="Source_20_Text">@</text:span></text:span><text:a xlink:type="simple" xlink:href="https://angular.io/api/core/NgModule#imports" text:style-name="Internet_20_link" text:visited-style-name="Visited_20_Internet_20_Link"><text:span text:style-name="Emphasis"><text:span text:style-name="Source_20_Text">NgModule.imports</text:span></text:span></text:a><text:span text:style-name="Emphasis"> array— after importing the </text:span><text:a xlink:type="simple" xlink:href="https://angular.io/api/common/http/HttpClient" text:style-name="Internet_20_link" text:visited-style-name="Visited_20_Internet_20_Link"><text:span text:style-name="Emphasis"><text:span text:style-name="Source_20_Text">HttpClient</text:span></text:span></text:a><text:span text:style-name="Emphasis">, —while configuring it with the </text:span><text:span text:style-name="Emphasis"><text:span text:style-name="Source_20_Text">InMemoryDataService</text:span></text:span><text:span text:style-name="Emphasis">.</text:span></text:p>
      <text:p text:style-name="P1"/>
      <text:p text:style-name="P11"><text:a xlink:type="simple" xlink:href="https://angular.io/api/common/http/HttpClientModule" text:style-name="Internet_20_link" text:visited-style-name="Visited_20_Internet_20_Link"><text:span text:style-name="Source_20_Text">HttpClientModule</text:span></text:a><text:span text:style-name="Source_20_Text">,</text:span></text:p>
      <text:p text:style-name="Preformatted_20_Text"/>
      <text:p text:style-name="Preformatted_20_Text"><text:span text:style-name="Source_20_Text">// The HttpClientInMemoryWebApiModule module intercepts HTTP requests</text:span></text:p>
      <text:p text:style-name="Preformatted_20_Text"><text:span text:style-name="Source_20_Text">// and returns simulated server responses.</text:span></text:p>
      <text:p text:style-name="Preformatted_20_Text"><text:span text:style-name="Source_20_Text">// Remove it when </text:span><text:a xlink:type="simple" xlink:href="https://angular.io/api/router/RouterLinkWithHref" text:style-name="Internet_20_link" text:visited-style-name="Visited_20_Internet_20_Link"><text:span text:style-name="Source_20_Text">a</text:span></text:a><text:span text:style-name="Source_20_Text"> real server is ready to receive requests.</text:span></text:p>
      <text:p text:style-name="Preformatted_20_Text"><text:span text:style-name="Source_20_Text">HttpClientInMemoryWebApiModule.forRoot(</text:span></text:p>
      <text:p text:style-name="Preformatted_20_Text"><text:span text:style-name="Source_20_Text"><text:s text:c="2"/>InMemoryDataService, { dataEncapsulation: false }</text:span></text:p>
      <text:p text:style-name="P14"><text:span text:style-name="Source_20_Text">)</text:span></text:p>
      <text:p text:style-name="P1">The <text:span text:style-name="Source_20_Text">forRoot()</text:span> configuration method takes an <text:span text:style-name="Source_20_Text">InMemoryDataService</text:span> class that primes the in-memory database.</text:p>
      <text:p text:style-name="P1"/>
      <text:p text:style-name="P11"><text:span text:style-name="Source_20_Text">import { InMemoryDbService } from 'angular-in-memory-web-api';</text:span></text:p>
      <text:p text:style-name="Preformatted_20_Text"/>
      <text:p text:style-name="Preformatted_20_Text"><text:soft-page-break/><text:span text:style-name="Source_20_Text">export class InMemoryDataService implements InMemoryDbService {</text:span></text:p>
      <text:p text:style-name="Preformatted_20_Text"><text:span text:style-name="Source_20_Text"><text:s text:c="2"/>createDb() {</text:span></text:p>
      <text:p text:style-name="Preformatted_20_Text"><text:span text:style-name="Source_20_Text"><text:s text:c="4"/>const heroes = [</text:span></text:p>
      <text:p text:style-name="Preformatted_20_Text"><text:span text:style-name="Source_20_Text"><text:s text:c="6"/>{ id: 11, name: 'Mr. Nice' },</text:span></text:p>
      <text:p text:style-name="Preformatted_20_Text"><text:span text:style-name="Source_20_Text"><text:s text:c="6"/>{ id: 12, name: 'Narco' },</text:span></text:p>
      <text:p text:style-name="Preformatted_20_Text"><text:span text:style-name="Source_20_Text"><text:s text:c="6"/>{ id: 13, name: 'Bombasto' },</text:span></text:p>
      <text:p text:style-name="Preformatted_20_Text"><text:span text:style-name="Source_20_Text"><text:s text:c="6"/>{ id: 14, name: 'Celeritas' },</text:span></text:p>
      <text:p text:style-name="Preformatted_20_Text"><text:span text:style-name="Source_20_Text"><text:s text:c="6"/>{ id: 15, name: 'Magneta' },</text:span></text:p>
      <text:p text:style-name="Preformatted_20_Text"><text:span text:style-name="Source_20_Text"><text:s text:c="6"/>{ id: 16, name: 'RubberMan' },</text:span></text:p>
      <text:p text:style-name="Preformatted_20_Text"><text:span text:style-name="Source_20_Text"><text:s text:c="6"/>{ id: 17, name: 'Dynama' },</text:span></text:p>
      <text:p text:style-name="Preformatted_20_Text"><text:span text:style-name="Source_20_Text"><text:s text:c="6"/>{ id: 18, name: 'Dr IQ' },</text:span></text:p>
      <text:p text:style-name="Preformatted_20_Text"><text:span text:style-name="Source_20_Text"><text:s text:c="6"/>{ id: 19, name: 'Magma' },</text:span></text:p>
      <text:p text:style-name="Preformatted_20_Text"><text:span text:style-name="Source_20_Text"><text:s text:c="6"/>{ id: 20, name: 'Tornado' }</text:span></text:p>
      <text:p text:style-name="Preformatted_20_Text"><text:span text:style-name="Source_20_Text"><text:s text:c="4"/>];</text:span></text:p>
      <text:p text:style-name="Preformatted_20_Text"><text:span text:style-name="Source_20_Text"><text:s text:c="4"/>return {heroes};</text:span></text:p>
      <text:p text:style-name="Preformatted_20_Text"><text:span text:style-name="Source_20_Text"><text:s text:c="2"/>}</text:span></text:p>
      <text:p text:style-name="P14"><text:span text:style-name="Source_20_Text">}</text:span></text:p>
      <text:p text:style-name="P1">This file replaces <text:span text:style-name="Source_20_Text">mock-heroes.ts</text:span>, which is now safe to delete.</text:p>
      <text:p text:style-name="P1"/>
      <text:p text:style-name="P11"><text:span text:style-name="Source_20_Text">import { </text:span><text:a xlink:type="simple" xlink:href="https://angular.io/api/common/http/HttpClient" text:style-name="Internet_20_link" text:visited-style-name="Visited_20_Internet_20_Link"><text:span text:style-name="Source_20_Text">HttpClient</text:span></text:a><text:span text:style-name="Source_20_Text">, </text:span><text:a xlink:type="simple" xlink:href="https://angular.io/api/common/http/HttpHeaders" text:style-name="Internet_20_link" text:visited-style-name="Visited_20_Internet_20_Link"><text:span text:style-name="Source_20_Text">HttpHeaders</text:span></text:a><text:span text:style-name="Source_20_Text"> } from '@angular/common/http';</text:span></text:p>
      <text:p text:style-name="P1"/>
      <text:p text:style-name="P11"><text:span text:style-name="Source_20_Text">getHeroes (): Observable&lt;Hero[]&gt; {</text:span></text:p>
      <text:p text:style-name="Preformatted_20_Text"><text:span text:style-name="Source_20_Text"><text:s text:c="2"/>return this.http.get&lt;Hero[]&gt;(this.heroesUrl)</text:span></text:p>
      <text:p text:style-name="P14"><text:span text:style-name="Source_20_Text">}</text:span></text:p>
      <text:p text:style-name="P6">All <text:a xlink:type="simple" xlink:href="https://angular.io/api/common/http/HttpClient" text:style-name="Internet_20_link" text:visited-style-name="Visited_20_Internet_20_Link"><text:span text:style-name="Source_20_Text">HttpClient</text:span></text:a> methods return an RxJS <text:span text:style-name="Source_20_Text">Observable</text:span> of something.</text:p>
      <text:p text:style-name="Text_20_body">HTTP is a request/response protocol. You make a request, it returns a single response.</text:p>
      <text:p text:style-name="Text_20_body">In general, an observable <text:span text:style-name="Emphasis">can</text:span> return multiple values over time. An observable from <text:a xlink:type="simple" xlink:href="https://angular.io/api/common/http/HttpClient" text:style-name="Internet_20_link" text:visited-style-name="Visited_20_Internet_20_Link"><text:span text:style-name="Source_20_Text">HttpClient</text:span></text:a> always emits a single value and then completes, never to emit again.</text:p>
      <text:p text:style-name="P1"><text:span text:style-name="Source_20_Text">HttpClient.get</text:span> returns the <text:span text:style-name="Emphasis">body</text:span> of the response as an untyped JSON object by default. Applying the optional type specifier, <text:span text:style-name="Source_20_Text">&lt;Hero[]&gt;</text:span> , gives you a typed result object.</text:p>
      <text:p text:style-name="P1"/>
      <text:h text:style-name="P10" text:outline-level="3"><text:bookmark text:name="error-handling"/>Error handling</text:h>
      <text:p text:style-name="Text_20_body">Things go wrong, especially when you're getting data from a remote server. The <text:span text:style-name="Source_20_Text">HeroService.getHeroes()</text:span> method should catch errors and do something appropriate.</text:p>
      <text:p text:style-name="Text_20_body">To catch errors, you <text:span text:style-name="Strong_20_Emphasis">"pipe" the observable</text:span> result from <text:span text:style-name="Source_20_Text">http.get()</text:span> through an RxJS <text:span text:style-name="Source_20_Text">catchError()</text:span> operator.</text:p>
      <text:p text:style-name="Text_20_body">Import the <text:span text:style-name="Source_20_Text">catchError</text:span> symbol from <text:span text:style-name="Source_20_Text">rxjs/operators</text:span>, along with some other operators you'll need later.</text:p>
      <text:p text:style-name="P11"><text:span text:style-name="Source_20_Text">import { catchError, map, tap } from 'rxjs/operators';</text:span></text:p>
      <text:p text:style-name="P1"/>
      <text:p text:style-name="P1">Now extend the observable result with the <text:span text:style-name="Source_20_Text">.pipe()</text:span> method and give it a <text:span text:style-name="Source_20_Text">catchError()</text:span> operator.</text:p>
      <text:p text:style-name="P1"/>
      <text:p text:style-name="P11"><text:span text:style-name="Source_20_Text">getHeroes (): Observable&lt;Hero[]&gt; {</text:span></text:p>
      <text:p text:style-name="Preformatted_20_Text"><text:span text:style-name="Source_20_Text"><text:s text:c="2"/>return this.http.get&lt;Hero[]&gt;(this.heroesUrl)</text:span></text:p>
      <text:p text:style-name="Preformatted_20_Text"><text:span text:style-name="Source_20_Text"><text:s text:c="4"/>.pipe(</text:span></text:p>
      <text:p text:style-name="Preformatted_20_Text"><text:span text:style-name="Source_20_Text"><text:s text:c="6"/>catchError(this.handleError('getHeroes', []))</text:span></text:p>
      <text:p text:style-name="Preformatted_20_Text"><text:span text:style-name="Source_20_Text"><text:s text:c="4"/>);</text:span></text:p>
      <text:p text:style-name="P14"><text:soft-page-break/><text:span text:style-name="Source_20_Text">}</text:span></text:p>
      <text:p text:style-name="P6">The <text:span text:style-name="Source_20_Text">catchError()</text:span> operator intercepts an <text:span text:style-name="Strong_20_Emphasis"><text:span text:style-name="Source_20_Text">Observable</text:span></text:span><text:span text:style-name="Strong_20_Emphasis"> that failed</text:span>. It passes the error an <text:span text:style-name="Emphasis">error handler</text:span> that can do what it wants with the error.</text:p>
      <text:p text:style-name="Text_20_body">The following <text:span text:style-name="Source_20_Text">handleError()</text:span> method reports the error and then returns an innocuous result so that the application keeps working.</text:p>
      <text:p text:style-name="P6">The following <text:span text:style-name="Source_20_Text">errorHandler()</text:span> will be shared by many <text:span text:style-name="Source_20_Text">HeroService</text:span> methods so it's generalized to meet their different needs.</text:p>
      <text:p text:style-name="Text_20_body">Instead of handling the error directly, it returns an <text:span text:style-name="Emphasis">error handler</text:span> function to <text:span text:style-name="Source_20_Text">catchError</text:span> that it has configured with both the name of the operation that failed and a safe return value.</text:p>
      <text:p text:style-name="P1"/>
      <text:p text:style-name="P6">The <text:span text:style-name="Source_20_Text">HeroService</text:span> methods will <text:span text:style-name="Strong_20_Emphasis">tap</text:span> into the flow of observable values and send a message (via <text:span text:style-name="Source_20_Text">log()</text:span>) to the message area at the bottom of the page.</text:p>
      <text:p text:style-name="Text_20_body">They'll do that with the RxJS <text:span text:style-name="Source_20_Text">tap</text:span> operator, which <text:span text:style-name="Emphasis">looks</text:span> at the observable values, does <text:span text:style-name="Emphasis">something</text:span> with those values, and passes them along. The <text:span text:style-name="Source_20_Text">tap</text:span> call back doesn't touch the values themselves.</text:p>
      <text:p text:style-name="P11"><text:span text:style-name="Source_20_Text">/** GET heroes from the server */</text:span></text:p>
      <text:p text:style-name="Preformatted_20_Text"><text:span text:style-name="Source_20_Text">getHeroes (): Observable&lt;Hero[]&gt; {</text:span></text:p>
      <text:p text:style-name="Preformatted_20_Text"><text:span text:style-name="Source_20_Text"><text:s text:c="2"/>return this.http.get&lt;Hero[]&gt;(this.heroesUrl)</text:span></text:p>
      <text:p text:style-name="Preformatted_20_Text"><text:span text:style-name="Source_20_Text"><text:s text:c="4"/>.pipe(</text:span></text:p>
      <text:p text:style-name="Preformatted_20_Text"><text:span text:style-name="Source_20_Text"><text:s text:c="6"/>tap(heroes =&gt; this.log(`fetched heroes`)),</text:span></text:p>
      <text:p text:style-name="Preformatted_20_Text"><text:span text:style-name="Source_20_Text"><text:s text:c="6"/>catchError(this.handleError('getHeroes', []))</text:span></text:p>
      <text:p text:style-name="Preformatted_20_Text"><text:span text:style-name="Source_20_Text"><text:s text:c="4"/>);</text:span></text:p>
      <text:p text:style-name="P14"><text:span text:style-name="Source_20_Text">}</text:span></text:p>
      <text:p text:style-name="P11"><text:span text:style-name="Source_20_Text">/** GET hero by id. Will 404 if id not found */</text:span></text:p>
      <text:p text:style-name="Preformatted_20_Text"><text:span text:style-name="Source_20_Text">getHero(id: number): Observable&lt;Hero&gt; {</text:span></text:p>
      <text:p text:style-name="Preformatted_20_Text"><text:span text:style-name="Source_20_Text"><text:s text:c="2"/>const url = `${this.heroesUrl}/${id}`;</text:span></text:p>
      <text:p text:style-name="Preformatted_20_Text"><text:span text:style-name="Source_20_Text"><text:s text:c="2"/>return this.http.get&lt;Hero&gt;(url).pipe(</text:span></text:p>
      <text:p text:style-name="Preformatted_20_Text"><text:span text:style-name="Source_20_Text"><text:s text:c="4"/>tap(_ =&gt; this.log(`fetched hero id=${id}`)),</text:span></text:p>
      <text:p text:style-name="Preformatted_20_Text"><text:span text:style-name="Source_20_Text"><text:s text:c="4"/>catchError(this.handleError&lt;Hero&gt;(`getHero id=${id}`))</text:span></text:p>
      <text:p text:style-name="Preformatted_20_Text"><text:span text:style-name="Source_20_Text"><text:s text:c="2"/>);</text:span></text:p>
      <text:p text:style-name="P14"><text:span text:style-name="Source_20_Text">}</text:span></text:p>
      <text:p text:style-name="P6">There are three significant differences from <text:span text:style-name="Source_20_Text">getHeroes()</text:span>.</text:p>
      <text:list xml:id="list3293320019918567345" text:style-name="L1">
        <text:list-item>
          <text:p text:style-name="P23">it constructs a request URL with the desired hero's id. </text:p>
        </text:list-item>
        <text:list-item>
          <text:p text:style-name="P23">the server should respond with a single hero rather than an array of heroes. </text:p>
        </text:list-item>
        <text:list-item>
          <text:p text:style-name="P18">therefore, <text:span text:style-name="Source_20_Text">getHero</text:span> returns an <text:span text:style-name="Source_20_Text">Observable&lt;Hero&gt;</text:span> ("<text:span text:style-name="Emphasis">an observable of Hero objects</text:span>") rather than an observable of hero <text:span text:style-name="Emphasis">arrays</text:span> . </text:p>
        </text:list-item>
      </text:list>
      <text:p text:style-name="P1"/>
      <text:p text:style-name="P6">If you want changes to persist, you must write them back to the server.</text:p>
      <text:p text:style-name="Text_20_body">At the end of the hero detail template, add a save button with a <text:span text:style-name="Source_20_Text">click</text:span> event binding that invokes a new component method named <text:span text:style-name="Source_20_Text">save()</text:span>.</text:p>
      <text:p text:style-name="P11"><text:span text:style-name="Source_20_Text">&lt;button (click)="save()"&gt;save&lt;/button&gt;</text:span></text:p>
      <text:p text:style-name="P1"/>
      <text:p text:style-name="P6"><text:soft-page-break/>Add the following <text:span text:style-name="Source_20_Text">save()</text:span> method, which persists hero name changes using the hero service <text:span text:style-name="Source_20_Text">updateHero()</text:span> method and then navigates back to the previous view.</text:p>
      <text:p text:style-name="P1"/>
      <text:p text:style-name="P11"><text:span text:style-name="Source_20_Text">save(): void {</text:span></text:p>
      <text:p text:style-name="Preformatted_20_Text"><text:span text:style-name="Source_20_Text"><text:s text:c="3"/>this.heroService.updateHero(this.hero)</text:span></text:p>
      <text:p text:style-name="Preformatted_20_Text"><text:span text:style-name="Source_20_Text"><text:s text:c="5"/>.subscribe(() =&gt; this.goBack());</text:span></text:p>
      <text:p text:style-name="P14"><text:span text:style-name="Source_20_Text"><text:s/>}</text:span></text:p>
      <text:p text:style-name="P1">The overall structure of the <text:span text:style-name="Source_20_Text">updateHero()</text:span> method is similar to that of <text:span text:style-name="Source_20_Text">getHeroes()</text:span>, but it uses <text:span text:style-name="Source_20_Text">http.put()</text:span> to persist the changed hero on the server.</text:p>
      <text:p text:style-name="P1"/>
      <text:p text:style-name="P11"><text:span text:style-name="Source_20_Text">/** PUT: update the hero on the server */</text:span></text:p>
      <text:p text:style-name="Preformatted_20_Text"><text:span text:style-name="Source_20_Text">updateHero (hero: Hero): Observable&lt;any&gt; {</text:span></text:p>
      <text:p text:style-name="Preformatted_20_Text"><text:span text:style-name="Source_20_Text"><text:s text:c="2"/>return this.http.put(this.heroesUrl, hero, httpOptions).pipe(</text:span></text:p>
      <text:p text:style-name="Preformatted_20_Text"><text:span text:style-name="Source_20_Text"><text:s text:c="4"/>tap(_ =&gt; this.log(`updated hero id=${hero.id}`)),</text:span></text:p>
      <text:p text:style-name="Preformatted_20_Text"><text:span text:style-name="Source_20_Text"><text:s text:c="4"/>catchError(this.handleError&lt;any&gt;('updateHero'))</text:span></text:p>
      <text:p text:style-name="Preformatted_20_Text"><text:span text:style-name="Source_20_Text"><text:s text:c="2"/>);</text:span></text:p>
      <text:p text:style-name="P14"><text:span text:style-name="Source_20_Text">}</text:span></text:p>
      <text:p text:style-name="P6">The <text:a xlink:type="simple" xlink:href="https://angular.io/" text:style-name="Internet_20_link" text:visited-style-name="Visited_20_Internet_20_Link"><text:span text:style-name="Source_20_Text">HttpClient.put()</text:span></text:a> method takes three parameters</text:p>
      <text:list xml:id="list8676636894647638133" text:style-name="L2">
        <text:list-item>
          <text:p text:style-name="P24">the URL </text:p>
        </text:list-item>
        <text:list-item>
          <text:p text:style-name="P24">the data to update (the modified hero in this case) </text:p>
        </text:list-item>
        <text:list-item>
          <text:p text:style-name="P19">options </text:p>
        </text:list-item>
      </text:list>
      <text:p text:style-name="Text_20_body">The URL is unchanged. The heroes web API knows which hero to update by looking at the hero's <text:span text:style-name="Source_20_Text">id</text:span>.</text:p>
      <text:p text:style-name="Text_20_body">The heroes web API expects a special header in HTTP save requests. That header is in the <text:span text:style-name="Source_20_Text">httpOptions</text:span> constant defined in the <text:span text:style-name="Source_20_Text">HeroService</text:span>.</text:p>
      <text:p text:style-name="P11"><text:span text:style-name="Source_20_Text">const httpOptions = {</text:span></text:p>
      <text:p text:style-name="Preformatted_20_Text"><text:span text:style-name="Source_20_Text"><text:s text:c="2"/>headers: new </text:span><text:a xlink:type="simple" xlink:href="https://angular.io/api/common/http/HttpHeaders" text:style-name="Internet_20_link" text:visited-style-name="Visited_20_Internet_20_Link"><text:span text:style-name="Source_20_Text">HttpHeaders</text:span></text:a><text:span text:style-name="Source_20_Text">({ 'Content-Type': 'application/json' })</text:span></text:p>
      <text:p text:style-name="P14"><text:span text:style-name="Source_20_Text">};</text:span></text:p>
      <text:p text:style-name="P1"/>
      <text:p text:style-name="P1">To add a hero, this app only needs the hero's name. You can use an <text:span text:style-name="Source_20_Text">input</text:span> element paired with an add button.</text:p>
      <text:p text:style-name="P1"/>
      <text:p text:style-name="P11"><text:span text:style-name="Source_20_Text">&lt;div&gt;</text:span></text:p>
      <text:p text:style-name="Preformatted_20_Text"><text:span text:style-name="Source_20_Text"><text:s text:c="2"/>&lt;label&gt;Hero name:</text:span></text:p>
      <text:p text:style-name="Preformatted_20_Text"><text:span text:style-name="Source_20_Text"><text:s text:c="4"/>&lt;input #heroName /&gt;</text:span></text:p>
      <text:p text:style-name="Preformatted_20_Text"><text:span text:style-name="Source_20_Text"><text:s text:c="2"/>&lt;/label&gt;</text:span></text:p>
      <text:p text:style-name="Preformatted_20_Text"><text:span text:style-name="Source_20_Text"><text:s text:c="2"/>&lt;!-- (click) passes input value to add() and then clears the input --&gt;</text:span></text:p>
      <text:p text:style-name="Preformatted_20_Text"><text:span text:style-name="Source_20_Text"><text:s text:c="2"/>&lt;button (click)="add(heroName.value); heroName.value=''"&gt;</text:span></text:p>
      <text:p text:style-name="Preformatted_20_Text"><text:span text:style-name="Source_20_Text"><text:s text:c="4"/>add</text:span></text:p>
      <text:p text:style-name="Preformatted_20_Text"><text:span text:style-name="Source_20_Text"><text:s text:c="2"/>&lt;/button&gt;</text:span></text:p>
      <text:p text:style-name="P14"><text:span text:style-name="Source_20_Text">&lt;/div&gt;</text:span></text:p>
      <text:p text:style-name="P1">In response to a click event, call the component's click handler and then clear the input field so that it's ready for another name.</text:p>
      <text:p text:style-name="P1"/>
      <text:p text:style-name="P11"><text:span text:style-name="Source_20_Text">add(name: string): void {</text:span></text:p>
      <text:p text:style-name="Preformatted_20_Text"><text:span text:style-name="Source_20_Text"><text:s text:c="2"/>name = name.trim();</text:span></text:p>
      <text:p text:style-name="Preformatted_20_Text"><text:span text:style-name="Source_20_Text"><text:s text:c="2"/>if (!name) { return; }</text:span></text:p>
      <text:p text:style-name="Preformatted_20_Text"><text:soft-page-break/><text:span text:style-name="Source_20_Text"><text:s text:c="2"/>this.heroService.addHero({ name } as Hero)</text:span></text:p>
      <text:p text:style-name="Preformatted_20_Text"><text:span text:style-name="Source_20_Text"><text:s text:c="4"/>.subscribe(hero =&gt; {</text:span></text:p>
      <text:p text:style-name="Preformatted_20_Text"><text:span text:style-name="Source_20_Text"><text:s text:c="6"/>this.heroes.push(hero);</text:span></text:p>
      <text:p text:style-name="Preformatted_20_Text"><text:span text:style-name="Source_20_Text"><text:s text:c="4"/>});</text:span></text:p>
      <text:p text:style-name="P14"><text:span text:style-name="Source_20_Text">}</text:span></text:p>
      <text:p text:style-name="P6">When the given name is non-blank, the handler creates a <text:span text:style-name="Source_20_Text">Hero</text:span>-like object from the name (it's only missing the <text:span text:style-name="Source_20_Text">id</text:span>) and passes it to the services <text:span text:style-name="Source_20_Text">addHero()</text:span> method.</text:p>
      <text:p text:style-name="Text_20_body">When <text:span text:style-name="Source_20_Text">addHero</text:span> saves successfully, the <text:span text:style-name="Source_20_Text">subscribe</text:span> callback receives the new hero and pushes it into to the <text:span text:style-name="Source_20_Text">heroes</text:span> list for display.</text:p>
      <text:p text:style-name="P11"><text:span text:style-name="Source_20_Text">/** POST: add </text:span><text:a xlink:type="simple" xlink:href="https://angular.io/api/router/RouterLinkWithHref" text:style-name="Internet_20_link" text:visited-style-name="Visited_20_Internet_20_Link"><text:span text:style-name="Source_20_Text">a</text:span></text:a><text:span text:style-name="Source_20_Text"> new hero to the server */</text:span></text:p>
      <text:p text:style-name="Preformatted_20_Text"><text:span text:style-name="Source_20_Text">addHero (hero: Hero): Observable&lt;Hero&gt; {</text:span></text:p>
      <text:p text:style-name="Preformatted_20_Text"><text:span text:style-name="Source_20_Text"><text:s text:c="2"/>return this.http.post&lt;Hero&gt;(this.heroesUrl, hero, httpOptions).pipe(</text:span></text:p>
      <text:p text:style-name="Preformatted_20_Text"><text:span text:style-name="Source_20_Text"><text:s text:c="4"/>tap((hero: Hero) =&gt; this.log(`added hero w/ id=${hero.id}`)),</text:span></text:p>
      <text:p text:style-name="Preformatted_20_Text"><text:span text:style-name="Source_20_Text"><text:s text:c="4"/>catchError(this.handleError&lt;Hero&gt;('addHero'))</text:span></text:p>
      <text:p text:style-name="Preformatted_20_Text"><text:span text:style-name="Source_20_Text"><text:s text:c="2"/>);</text:span></text:p>
      <text:p text:style-name="P14"><text:span text:style-name="Source_20_Text">}</text:span></text:p>
      <text:p text:style-name="P6"><text:span text:style-name="Source_20_Text">HeroService.addHero()</text:span> differs from <text:span text:style-name="Source_20_Text">updateHero</text:span> in two ways.</text:p>
      <text:list xml:id="list2722359977965908628" text:style-name="L3">
        <text:list-item>
          <text:p text:style-name="P25">it calls <text:a xlink:type="simple" xlink:href="https://angular.io/" text:style-name="Internet_20_link" text:visited-style-name="Visited_20_Internet_20_Link"><text:span text:style-name="Source_20_Text">HttpClient.post()</text:span></text:a> instead of <text:span text:style-name="Source_20_Text">put()</text:span>. </text:p>
        </text:list-item>
        <text:list-item>
          <text:p text:style-name="P20">it expects the server to generates an id for the new hero, which it returns in the <text:span text:style-name="Source_20_Text">Observable&lt;Hero&gt;</text:span> to the caller. </text:p>
        </text:list-item>
      </text:list>
      <text:p text:style-name="P7"><text:span text:style-name="T1">Add the following button element to the </text:span><text:span text:style-name="Source_20_Text"><text:span text:style-name="T1">HeroesComponent</text:span></text:span><text:span text:style-name="T1"> template, after the hero name in the repeated </text:span><text:span text:style-name="Source_20_Text"><text:span text:style-name="T1">&lt;li&gt;</text:span></text:span><text:span text:style-name="T1"> element.</text:span></text:p>
      <text:p text:style-name="Preformatted_20_Text"><text:span text:style-name="Source_20_Text">&lt;button class="delete" title="delete hero"</text:span></text:p>
      <text:p text:style-name="P14"><text:span text:style-name="Source_20_Text">(click)="delete(hero)"&gt;x&lt;/button&gt;</text:span></text:p>
      <text:p text:style-name="P11"><text:span text:style-name="Source_20_Text">&lt;ul class="heroes"&gt;</text:span></text:p>
      <text:p text:style-name="Preformatted_20_Text"><text:span text:style-name="Source_20_Text"><text:s text:c="2"/>&lt;li *</text:span><text:a xlink:type="simple" xlink:href="https://angular.io/api/common/NgForOf" text:style-name="Internet_20_link" text:visited-style-name="Visited_20_Internet_20_Link"><text:span text:style-name="Source_20_Text">ngFor</text:span></text:a><text:span text:style-name="Source_20_Text">="let hero of heroes"&gt;</text:span></text:p>
      <text:p text:style-name="Preformatted_20_Text"><text:span text:style-name="Source_20_Text"><text:s text:c="4"/>&lt;</text:span><text:a xlink:type="simple" xlink:href="https://angular.io/api/router/RouterLinkWithHref" text:style-name="Internet_20_link" text:visited-style-name="Visited_20_Internet_20_Link"><text:span text:style-name="Source_20_Text">a</text:span></text:a><text:span text:style-name="Source_20_Text"> </text:span><text:a xlink:type="simple" xlink:href="https://angular.io/api/router/RouterLink" text:style-name="Internet_20_link" text:visited-style-name="Visited_20_Internet_20_Link"><text:span text:style-name="Source_20_Text">routerLink</text:span></text:a><text:span text:style-name="Source_20_Text">="/detail/{{hero.id}}"&gt;</text:span></text:p>
      <text:p text:style-name="Preformatted_20_Text"><text:span text:style-name="Source_20_Text"><text:s text:c="6"/>&lt;span class="badge"&gt;{{hero.id}}&lt;/span&gt; {{hero.name}}</text:span></text:p>
      <text:p text:style-name="Preformatted_20_Text"><text:span text:style-name="Source_20_Text"><text:s text:c="4"/>&lt;/</text:span><text:a xlink:type="simple" xlink:href="https://angular.io/api/router/RouterLinkWithHref" text:style-name="Internet_20_link" text:visited-style-name="Visited_20_Internet_20_Link"><text:span text:style-name="Source_20_Text">a</text:span></text:a><text:span text:style-name="Source_20_Text">&gt;</text:span></text:p>
      <text:p text:style-name="Preformatted_20_Text"><text:span text:style-name="Source_20_Text"><text:s text:c="4"/>&lt;button class="delete" title="delete hero"</text:span></text:p>
      <text:p text:style-name="Preformatted_20_Text"><text:span text:style-name="Source_20_Text"><text:s text:c="4"/>(click)="delete(hero)"&gt;x&lt;/button&gt;</text:span></text:p>
      <text:p text:style-name="Preformatted_20_Text"><text:span text:style-name="Source_20_Text"><text:s text:c="2"/>&lt;/li&gt;</text:span></text:p>
      <text:p text:style-name="P14"><text:span text:style-name="Source_20_Text">&lt;/ul&gt;</text:span></text:p>
      <text:p text:style-name="P11"><text:span text:style-name="Source_20_Text">delete(hero: Hero): void {</text:span></text:p>
      <text:p text:style-name="Preformatted_20_Text"><text:span text:style-name="Source_20_Text"><text:s text:c="2"/>this.heroes = this.heroes.filter(h =&gt; h !== hero);</text:span></text:p>
      <text:p text:style-name="Preformatted_20_Text"><text:span text:style-name="Source_20_Text"><text:s text:c="2"/>this.heroService.deleteHero(hero).subscribe();</text:span></text:p>
      <text:p text:style-name="P14"><text:span text:style-name="Source_20_Text">}</text:span></text:p>
      <text:p text:style-name="P6">Although the component delegates hero deletion to the <text:span text:style-name="Source_20_Text">HeroService</text:span>, it remains responsible for updating its own list of heroes. The component's <text:span text:style-name="Source_20_Text">delete()</text:span> method immediately removes the <text:span text:style-name="Emphasis">hero-to-delete</text:span> from that list, anticipating that the <text:span text:style-name="Source_20_Text">HeroService</text:span> will succeed on the server.</text:p>
      <text:p text:style-name="Text_20_body">There's really nothing for the component to do with the <text:span text:style-name="Source_20_Text">Observable</text:span> returned by <text:span text:style-name="Source_20_Text">heroService.delete()</text:span>. <text:span text:style-name="Strong_20_Emphasis">It must subscribe anyway</text:span>.</text:p>
      <text:p text:style-name="P1"><text:span text:style-name="T2">i</text:span>f you neglect to <text:span text:style-name="Source_20_Text">subscribe()</text:span>, the service will not send the delete request to the server! As a rule, an <text:span text:style-name="Source_20_Text">Observable</text:span> <text:span text:style-name="Emphasis">does nothing</text:span> until something subscribes!</text:p>
      <text:p text:style-name="P1"><text:soft-page-break/></text:p>
      <text:p text:style-name="P11"><text:span text:style-name="Source_20_Text">/** DELETE: delete the hero from the server */</text:span></text:p>
      <text:p text:style-name="Preformatted_20_Text"><text:span text:style-name="Source_20_Text">deleteHero (hero: Hero | number): Observable&lt;Hero&gt; {</text:span></text:p>
      <text:p text:style-name="Preformatted_20_Text"><text:span text:style-name="Source_20_Text"><text:s text:c="2"/>const id = typeof hero === 'number' ? hero : hero.id;</text:span></text:p>
      <text:p text:style-name="Preformatted_20_Text"><text:span text:style-name="Source_20_Text"><text:s text:c="2"/>const url = `${this.heroesUrl}/${id}`;</text:span></text:p>
      <text:p text:style-name="Preformatted_20_Text"/>
      <text:p text:style-name="Preformatted_20_Text"><text:span text:style-name="Source_20_Text"><text:s text:c="2"/>return this.http.delete&lt;Hero&gt;(url, httpOptions).pipe(</text:span></text:p>
      <text:p text:style-name="Preformatted_20_Text"><text:span text:style-name="Source_20_Text"><text:s text:c="4"/>tap(_ =&gt; this.log(`deleted hero id=${id}`)),</text:span></text:p>
      <text:p text:style-name="Preformatted_20_Text"><text:span text:style-name="Source_20_Text"><text:s text:c="4"/>catchError(this.handleError&lt;Hero&gt;('deleteHero'))</text:span></text:p>
      <text:p text:style-name="Preformatted_20_Text"><text:span text:style-name="Source_20_Text"><text:s text:c="2"/>);</text:span></text:p>
      <text:p text:style-name="P14"><text:span text:style-name="Source_20_Text">}</text:span></text:p>
      <text:p text:style-name="P6">Note that</text:p>
      <text:list xml:id="list2220093637707125666" text:style-name="L4">
        <text:list-item>
          <text:p text:style-name="P26">it calls <text:span text:style-name="Source_20_Text">HttpClient.delete</text:span>. </text:p>
        </text:list-item>
        <text:list-item>
          <text:p text:style-name="P26">the URL is the heroes resource URL plus the <text:span text:style-name="Source_20_Text">id</text:span> of the hero to delete </text:p>
        </text:list-item>
        <text:list-item>
          <text:p text:style-name="P26">you don't send data as you did with <text:span text:style-name="Source_20_Text">put</text:span> and <text:span text:style-name="Source_20_Text">post</text:span>. </text:p>
        </text:list-item>
        <text:list-item>
          <text:p text:style-name="P21">you still send the <text:span text:style-name="Source_20_Text">httpOptions</text:span>. </text:p>
        </text:list-item>
      </text:list>
      <text:p text:style-name="P6">In this last exercise, you learn to chain <text:span text:style-name="Source_20_Text">Observable</text:span> operators together so you can minimize the number of similar HTTP requests and consume network bandwidth economically.</text:p>
      <text:p text:style-name="Text_20_body">You will add a <text:span text:style-name="Emphasis">heroes search</text:span> feature to the <text:span text:style-name="Emphasis">Dashboard</text:span>. As the user types a name into a search box, you'll make repeated HTTP requests for heroes filtered by that name. Your goal is to issue only as many requests as necessary.</text:p>
      <text:p text:style-name="P11"><text:span text:style-name="Source_20_Text">/* GET heroes whose name contains search term */</text:span></text:p>
      <text:p text:style-name="Preformatted_20_Text"><text:span text:style-name="Source_20_Text">searchHeroes(term: string): Observable&lt;Hero[]&gt; {</text:span></text:p>
      <text:p text:style-name="Preformatted_20_Text"><text:span text:style-name="Source_20_Text"><text:s text:c="2"/>if (!term.trim()) {</text:span></text:p>
      <text:p text:style-name="Preformatted_20_Text"><text:span text:style-name="Source_20_Text"><text:s text:c="4"/>// if not search term, return empty hero array.</text:span></text:p>
      <text:p text:style-name="Preformatted_20_Text"><text:span text:style-name="Source_20_Text"><text:s text:c="4"/>return of([]);</text:span></text:p>
      <text:p text:style-name="Preformatted_20_Text"><text:span text:style-name="Source_20_Text"><text:s text:c="2"/>}</text:span></text:p>
      <text:p text:style-name="Preformatted_20_Text"><text:span text:style-name="Source_20_Text"><text:s text:c="2"/>return this.http.get&lt;Hero[]&gt;(`${this.heroesUrl}/?name=${term}`).pipe(</text:span></text:p>
      <text:p text:style-name="Preformatted_20_Text"><text:span text:style-name="Source_20_Text"><text:s text:c="4"/>tap(_ =&gt; this.log(`found heroes matching "${term}"`)),</text:span></text:p>
      <text:p text:style-name="Preformatted_20_Text"><text:span text:style-name="Source_20_Text"><text:s text:c="4"/>catchError(this.handleError&lt;Hero[]&gt;('searchHeroes', []))</text:span></text:p>
      <text:p text:style-name="Preformatted_20_Text"><text:span text:style-name="Source_20_Text"><text:s text:c="2"/>);</text:span></text:p>
      <text:p text:style-name="P14"><text:span text:style-name="Source_20_Text">}</text:span></text:p>
      <text:p text:style-name="P1">The method returns immediately with an empty array if there is no search term. The rest of it closely resembles <text:span text:style-name="Source_20_Text">getHeroes()</text:span>. The only significant difference is the URL, which includes a query string with the search term.</text:p>
      <text:p text:style-name="P1"/>
      <text:p text:style-name="P11"><text:span text:style-name="Source_20_Text">ng generate component hero-search</text:span></text:p>
      <text:p text:style-name="P1"/>
      <text:p text:style-name="P2">&lt;div id="search-component"&gt;</text:p>
      <text:p text:style-name="P2"><text:s text:c="2"/>&lt;h4&gt;Hero Search&lt;/h4&gt;</text:p>
      <text:p text:style-name="P2"/>
      <text:p text:style-name="P2"><text:s text:c="2"/>&lt;input #searchBox id="search-box" (keyup)="search(searchBox.value)" /&gt;</text:p>
      <text:p text:style-name="P2"/>
      <text:p text:style-name="P2"><text:s text:c="2"/>&lt;ul class="search-result"&gt;</text:p>
      <text:p text:style-name="P2"><text:s text:c="4"/>&lt;li *ngFor="let hero of heroes$ | async" &gt;</text:p>
      <text:p text:style-name="P2"><text:s text:c="6"/>&lt;a routerLink="/detail/{{hero.id}}"&gt;</text:p>
      <text:p text:style-name="P2"><text:s text:c="8"/>{{hero.name}}</text:p>
      <text:p text:style-name="P2"><text:s text:c="6"/>&lt;/a&gt;</text:p>
      <text:p text:style-name="P2"><text:s text:c="4"/>&lt;/li&gt;</text:p>
      <text:p text:style-name="P2"><text:s text:c="2"/>&lt;/ul&gt;</text:p>
      <text:p text:style-name="P2"><text:soft-page-break/>&lt;/div&gt;</text:p>
      <text:p text:style-name="P2"/>
      <text:p text:style-name="P2">As the user types in the search box, a <text:span text:style-name="Emphasis">keyup</text:span> event binding calls the component's <text:span text:style-name="Source_20_Text">search()</text:span> method with the new search box value.</text:p>
      <text:p text:style-name="P2"/>
      <text:p text:style-name="P8">As expected, the <text:span text:style-name="Source_20_Text">*</text:span><text:a xlink:type="simple" xlink:href="https://angular.io/api/common/NgForOf" text:style-name="Internet_20_link" text:visited-style-name="Visited_20_Internet_20_Link"><text:span text:style-name="Source_20_Text">ngFor</text:span></text:a> repeats hero objects.</text:p>
      <text:p text:style-name="Text_20_body">Look closely and you'll see that the <text:span text:style-name="Source_20_Text">*</text:span><text:a xlink:type="simple" xlink:href="https://angular.io/api/common/NgForOf" text:style-name="Internet_20_link" text:visited-style-name="Visited_20_Internet_20_Link"><text:span text:style-name="Source_20_Text">ngFor</text:span></text:a> iterates over a list called <text:span text:style-name="Source_20_Text">heroes$</text:span>, not <text:span text:style-name="Source_20_Text">heroes</text:span>.</text:p>
      <text:p text:style-name="P12"><text:span text:style-name="Source_20_Text">&lt;li *</text:span><text:a xlink:type="simple" xlink:href="https://angular.io/api/common/NgForOf" text:style-name="Internet_20_link" text:visited-style-name="Visited_20_Internet_20_Link"><text:span text:style-name="Source_20_Text">ngFor</text:span></text:a><text:span text:style-name="Source_20_Text">="let hero of heroes$ | </text:span><text:a xlink:type="simple" xlink:href="https://angular.io/api/core/testing/async" text:style-name="Internet_20_link" text:visited-style-name="Visited_20_Internet_20_Link"><text:span text:style-name="Source_20_Text">async</text:span></text:a><text:span text:style-name="Source_20_Text">" &gt;</text:span></text:p>
      <text:p text:style-name="P2"/>
      <text:p text:style-name="P8">The <text:span text:style-name="Source_20_Text">$</text:span> is a convention that indicates <text:span text:style-name="Source_20_Text">heroes$</text:span> is an <text:span text:style-name="Source_20_Text">Observable</text:span>, not an array.</text:p>
      <text:p text:style-name="Text_20_body">The <text:span text:style-name="Source_20_Text">*</text:span><text:a xlink:type="simple" xlink:href="https://angular.io/api/common/NgForOf" text:style-name="Internet_20_link" text:visited-style-name="Visited_20_Internet_20_Link"><text:span text:style-name="Source_20_Text">ngFor</text:span></text:a> can't do anything with an <text:span text:style-name="Source_20_Text">Observable</text:span>. But there's also a pipe character (<text:span text:style-name="Source_20_Text">|</text:span>) followed by <text:a xlink:type="simple" xlink:href="https://angular.io/api/core/testing/async" text:style-name="Internet_20_link" text:visited-style-name="Visited_20_Internet_20_Link"><text:span text:style-name="Source_20_Text">async</text:span></text:a>, which identifies Angular's <text:a xlink:type="simple" xlink:href="https://angular.io/api/common/AsyncPipe" text:style-name="Internet_20_link" text:visited-style-name="Visited_20_Internet_20_Link"><text:span text:style-name="Source_20_Text">AsyncPipe</text:span></text:a>.</text:p>
      <text:p text:style-name="Text_20_body">The <text:a xlink:type="simple" xlink:href="https://angular.io/api/common/AsyncPipe" text:style-name="Internet_20_link" text:visited-style-name="Visited_20_Internet_20_Link"><text:span text:style-name="Source_20_Text">AsyncPipe</text:span></text:a> subscribes to an <text:span text:style-name="Source_20_Text">Observable</text:span> automatically so you won't have to do so in the component class.</text:p>
      <text:p text:style-name="P3">import { Component, OnInit } from '@angular/core';</text:p>
      <text:p text:style-name="P3"/>
      <text:p text:style-name="P3">import { Observable, Subject } from 'rxjs';</text:p>
      <text:p text:style-name="P3"/>
      <text:p text:style-name="P3">import {</text:p>
      <text:p text:style-name="P3"><text:s text:c="3"/>debounceTime, distinctUntilChanged, switchMap</text:p>
      <text:p text:style-name="P3"><text:s/>} from 'rxjs/operators';</text:p>
      <text:p text:style-name="P3"/>
      <text:p text:style-name="P3">import { Hero } from '../hero';</text:p>
      <text:p text:style-name="P3">import { HeroService } from '../hero.service';</text:p>
      <text:p text:style-name="P3"/>
      <text:p text:style-name="P3">@Component({</text:p>
      <text:p text:style-name="P3"><text:s text:c="2"/>selector: 'app-hero-search',</text:p>
      <text:p text:style-name="P3"><text:s text:c="2"/>templateUrl: './hero-search.component.html',</text:p>
      <text:p text:style-name="P3"><text:s text:c="2"/>styleUrls: [ './hero-search.component.css' ]</text:p>
      <text:p text:style-name="P3">})</text:p>
      <text:p text:style-name="P3">export class HeroSearchComponent implements OnInit {</text:p>
      <text:p text:style-name="P3"><text:s text:c="2"/>heroes$: Observable&lt;Hero[]&gt;;</text:p>
      <text:p text:style-name="P3"><text:s text:c="2"/>private searchTerms = new Subject&lt;string&gt;();</text:p>
      <text:p text:style-name="P3"/>
      <text:p text:style-name="P3"><text:s text:c="2"/>constructor(private heroService: HeroService) {}</text:p>
      <text:p text:style-name="P3"/>
      <text:p text:style-name="P3"><text:s text:c="2"/>// Push a search term into the observable stream.</text:p>
      <text:p text:style-name="P3"><text:s text:c="2"/>search(term: string): void {</text:p>
      <text:p text:style-name="P3"><text:s text:c="4"/>this.searchTerms.next(term);</text:p>
      <text:p text:style-name="P3"><text:s text:c="2"/>}</text:p>
      <text:p text:style-name="P3"/>
      <text:p text:style-name="P3"><text:s text:c="2"/>ngOnInit(): void {</text:p>
      <text:p text:style-name="P3"><text:s text:c="4"/>this.heroes$ = this.searchTerms.pipe(</text:p>
      <text:p text:style-name="P3"><text:s text:c="6"/>// wait 300ms after each keystroke before considering the term</text:p>
      <text:p text:style-name="P3"><text:s text:c="6"/>debounceTime(300),</text:p>
      <text:p text:style-name="P3"/>
      <text:p text:style-name="P3"><text:s text:c="6"/>// ignore new term if same as previous term</text:p>
      <text:p text:style-name="P3"><text:s text:c="6"/>distinctUntilChanged(),</text:p>
      <text:p text:style-name="P3"><text:soft-page-break/></text:p>
      <text:p text:style-name="P3"><text:s text:c="6"/>// switch to new search observable each time the term changes</text:p>
      <text:p text:style-name="P3"><text:s text:c="6"/>switchMap((term: string) =&gt; this.heroService.searchHeroes(term)),</text:p>
      <text:p text:style-name="P3"><text:s text:c="4"/>);</text:p>
      <text:p text:style-name="P3"><text:s text:c="2"/>}</text:p>
      <text:p text:style-name="P3">}</text:p>
      <text:p text:style-name="P3"/>
      <text:p text:style-name="P3">Notice the declaration of <text:span text:style-name="Source_20_Text">heroes$</text:span> as an <text:span text:style-name="Source_20_Text">Observable</text:span></text:p>
      <text:p text:style-name="P3"><text:span text:style-name="Source_20_Text"/></text:p>
      <text:p text:style-name="P4"><text:span text:style-name="Source_20_Text"><text:span text:style-name="T3">heroes$: Observable&lt;Hero[]&gt;;</text:span></text:span></text:p>
      <text:p text:style-name="P4"><text:span text:style-name="Source_20_Text"/></text:p>
      <text:p text:style-name="P4"><text:span text:style-name="Source_20_Text">The searchTerms property is declared as an RxJS Subject.</text:span></text:p>
      <text:p text:style-name="P4"><text:span text:style-name="Source_20_Text"/></text:p>
      <text:p text:style-name="P13"><text:span text:style-name="Source_20_Text">private searchTerms = new Subject&lt;string&gt;();</text:span></text:p>
      <text:p text:style-name="Preformatted_20_Text"/>
      <text:p text:style-name="Preformatted_20_Text"><text:span text:style-name="Source_20_Text">// Push </text:span><text:a xlink:type="simple" xlink:href="https://angular.io/api/router/RouterLinkWithHref" text:style-name="Internet_20_link" text:visited-style-name="Visited_20_Internet_20_Link"><text:span text:style-name="Source_20_Text">a</text:span></text:a><text:span text:style-name="Source_20_Text"> search term into the observable stream.</text:span></text:p>
      <text:p text:style-name="Preformatted_20_Text"><text:span text:style-name="Source_20_Text">search(term: string): void {</text:span></text:p>
      <text:p text:style-name="Preformatted_20_Text"><text:span text:style-name="Source_20_Text"><text:s text:c="2"/>this.searchTerms.next(term);</text:span></text:p>
      <text:p text:style-name="P14"><text:span text:style-name="Source_20_Text">}</text:span></text:p>
      <text:p text:style-name="P9"><text:span text:style-name="Source_20_Text">A Subject is both a source of </text:span><text:span text:style-name="Source_20_Text"><text:span text:style-name="Emphasis">observable</text:span></text:span><text:span text:style-name="Source_20_Text"> values and an Observable itself. You can subscribe to a Subject as you would any Observable.</text:span></text:p>
      <text:p text:style-name="Text_20_body">You can also push values into that <text:span text:style-name="Source_20_Text">Observable</text:span> by calling its <text:span text:style-name="Source_20_Text">next(value)</text:span> method as the <text:span text:style-name="Source_20_Text">search()</text:span> method does.</text:p>
      <text:p text:style-name="Text_20_body">The <text:span text:style-name="Source_20_Text">search()</text:span> method is called via an <text:span text:style-name="Emphasis">event binding</text:span> to the textbox's <text:span text:style-name="Source_20_Text">keystroke</text:span> event.</text:p>
      <text:p text:style-name="P13"><text:span text:style-name="Source_20_Text">&lt;input #searchBox id="search-box" (keyup)="search(searchBox.value)" /&gt;</text:span></text:p>
      <text:p text:style-name="P4"><text:span text:style-name="Source_20_Text"/></text:p>
      <text:p text:style-name="P4"><text:span text:style-name="Source_20_Text">Every time the user types in the textbox, the binding calls search() with the textbox value, a "search term". The searchTerms becomes an Observable emitting a steady stream of search terms.</text:span></text:p>
      <text:p text:style-name="P4"><text:span text:style-name="Source_20_Text"/></text:p>
      <text:p text:style-name="P9"><text:span text:style-name="Source_20_Text">Passing a new search term directly to the searchHeroes() after every user keystroke would create an excessive amount of HTTP requests, taxing server resources and burning through the cellular network data plan.</text:span></text:p>
      <text:p text:style-name="Text_20_body">Instead, the <text:span text:style-name="Source_20_Text">ngOnInit()</text:span> method pipes the <text:span text:style-name="Source_20_Text">searchTerms</text:span> observable through a sequence of RxJS operators that reduce the number of calls to the <text:span text:style-name="Source_20_Text">searchHeroes()</text:span>, ultimately returning an observable of timely hero search results (each a <text:span text:style-name="Source_20_Text">Hero[]</text:span>).</text:p>
      <text:p text:style-name="P4"><text:span text:style-name="Source_20_Text"/></text:p>
      <text:list xml:id="list7613158498596382869" text:style-name="L5">
        <text:list-item>
          <text:p text:style-name="P22"><text:span text:style-name="Source_20_Text"><text:span text:style-name="T4">debounceTime(300)</text:span></text:span><text:span text:style-name="T4"> waits until the flow of new string events pauses for 300 milliseconds before passing along the latest string. You'll never make requests more frequently than 300ms. </text:span></text:p>
        </text:list-item>
        <text:list-item>
          <text:p text:style-name="P22"><text:span text:style-name="Source_20_Text">distinctUntilChanged()</text:span> ensures that a request is sent only if the filter text changed. </text:p>
        </text:list-item>
        <text:list-item>
          <text:p text:style-name="P22"><text:soft-page-break/><text:span text:style-name="Source_20_Text">switchMap()</text:span> calls the search service for each search term that makes it through <text:span text:style-name="Source_20_Text">debounce</text:span> and <text:span text:style-name="Source_20_Text">distinctUntilChanged</text:span>. It cancels and discards previous search observables, returning only the latest search service observable. </text:p>
        </text:list-item>
      </text:list>
      <text:p text:style-name="P3"/>
      <text:p text:style-name="P6">With the <text:a xlink:type="simple" xlink:href="http://www.learnrxjs.io/operators/transformation/switchmap.html" text:style-name="Internet_20_link" text:visited-style-name="Visited_20_Internet_20_Link">switchMap operator</text:a>, every qualifying key event can trigger an <text:a xlink:type="simple" xlink:href="https://angular.io/" text:style-name="Internet_20_link" text:visited-style-name="Visited_20_Internet_20_Link"><text:span text:style-name="Source_20_Text">HttpClient.get()</text:span></text:a> method call. Even with a 300ms pause between requests, you could have multiple HTTP requests in flight and they may not return in the order sent.</text:p>
      <text:p text:style-name="Text_20_body"><text:span text:style-name="Source_20_Text">switchMap()</text:span> preserves the original request order while returning only the observable from the most recent HTTP method call. Results from prior calls are canceled and discarded.</text:p>
      <text:p text:style-name="Text_20_body">Note that <text:span text:style-name="Emphasis">canceling</text:span> a previous <text:span text:style-name="Source_20_Text">searchHeroes()</text:span> <text:span text:style-name="Emphasis">Observable</text:span> doesn't actually abort a pending HTTP request. Unwanted results are simply discarded before they reach your application code.</text:p>
      <text:p text:style-name="P1">Remember that the component <text:span text:style-name="Emphasis">class</text:span> does not subscribe to the <text:span text:style-name="Source_20_Text">heroes$</text:span> <text:span text:style-name="Emphasis">observable</text:span>. That's the job of the <text:a xlink:type="simple" xlink:href="https://angular.io/tutorial/toh-pt6#asyncpipe" text:style-name="Internet_20_link" text:visited-style-name="Visited_20_Internet_20_Link"><text:span text:style-name="Source_20_Text">AsyncPipe</text:span></text:a> in the templa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22:27.587530816</meta:creation-date>
    <dc:date>2018-06-07T19:11:32.271033119</dc:date>
    <meta:editing-duration>PT2H1M53S</meta:editing-duration>
    <meta:editing-cycles>88</meta:editing-cycles>
    <meta:generator>LibreOffice/5.1.6.2$Linux_X86_64 LibreOffice_project/10m0$Build-2</meta:generator>
    <meta:document-statistic meta:table-count="0" meta:image-count="0" meta:object-count="0" meta:page-count="24" meta:paragraph-count="644" meta:word-count="6726" meta:character-count="45469" meta:non-whitespace-character-count="38552"/>
  </office:meta>
</office:document-meta>
</file>